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1mm"/>
    </style:style>
    <style:style style:name="co2" style:family="table-column">
      <style:table-column-properties fo:break-before="auto" style:column-width="56.11mm"/>
    </style:style>
    <style:style style:name="co3" style:family="table-column">
      <style:table-column-properties fo:break-before="auto" style:column-width="35.7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or_veg_df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"SampleID.x"</text:p>
          </table:table-cell>
          <table:table-cell office:value-type="string" calcext:value-type="string">
            <text:p>"SampleID.y"</text:p>
          </table:table-cell>
          <table:table-cell office:value-type="string" calcext:value-type="string">
            <text:p>"VarDist"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 office:value-type="string" calcext:value-type="string">
            <text:p>"mean_coberturacopa_Salix"</text:p>
          </table:table-cell>
          <table:table-cell table:style-name="ce1" office:value-type="string" calcext:value-type="string">
            <text:p>"mean_Altura_Salix"</text:p>
          </table:table-cell>
          <table:table-cell table:style-name="ce1" office:value-type="float" office:value="0.998935337907769" calcext:value-type="float">
            <text:p>0.99893533790776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 office:value-type="string" calcext:value-type="string">
            <text:p>"mean_Altura_Prunus"</text:p>
          </table:table-cell>
          <table:table-cell table:style-name="ce1" office:value-type="string" calcext:value-type="string">
            <text:p>"prop_Prunus"</text:p>
          </table:table-cell>
          <table:table-cell table:style-name="ce1" office:value-type="float" office:value="0.994271471185664" calcext:value-type="float">
            <text:p>0.99427147118566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" office:value-type="string" calcext:value-type="string">
            <text:p>"mean_areabasal_Prunus"</text:p>
          </table:table-cell>
          <table:table-cell table:style-name="ce1" office:value-type="string" calcext:value-type="string">
            <text:p>"mean_coberturacopa_Prunus"</text:p>
          </table:table-cell>
          <table:table-cell table:style-name="ce1" office:value-type="float" office:value="0.994111329149709" calcext:value-type="float">
            <text:p>0.99411132914970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 office:value-type="string" calcext:value-type="string">
            <text:p>"mean_areabasal_Prunus"</text:p>
          </table:table-cell>
          <table:table-cell table:style-name="ce1" office:value-type="string" calcext:value-type="string">
            <text:p>"mean_Altura_Prunus"</text:p>
          </table:table-cell>
          <table:table-cell table:style-name="ce1" office:value-type="float" office:value="0.993977416504957" calcext:value-type="float">
            <text:p>0.99397741650495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 office:value-type="string" calcext:value-type="string">
            <text:p>"mean_areabasal_Alnus"</text:p>
          </table:table-cell>
          <table:table-cell table:style-name="ce1" office:value-type="string" calcext:value-type="string">
            <text:p>"mean_Altura_Alnus"</text:p>
          </table:table-cell>
          <table:table-cell table:style-name="ce1" office:value-type="float" office:value="0.987198909829678" calcext:value-type="float">
            <text:p>0.98719890982967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 office:value-type="string" calcext:value-type="string">
            <text:p>"mean_areabasal_Juniperus"</text:p>
          </table:table-cell>
          <table:table-cell table:style-name="ce1" office:value-type="string" calcext:value-type="string">
            <text:p>"mean_coberturacopa_Juniperus"</text:p>
          </table:table-cell>
          <table:table-cell table:style-name="ce1" office:value-type="float" office:value="0.980573685436037" calcext:value-type="float">
            <text:p>0.98057368543603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 office:value-type="string" calcext:value-type="string">
            <text:p>"mean_areabasal_Prunus"</text:p>
          </table:table-cell>
          <table:table-cell table:style-name="ce1" office:value-type="string" calcext:value-type="string">
            <text:p>"prop_Prunus"</text:p>
          </table:table-cell>
          <table:table-cell table:style-name="ce1" office:value-type="float" office:value="0.976570467029895" calcext:value-type="float">
            <text:p>0.97657046702989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 office:value-type="string" calcext:value-type="string">
            <text:p>"mean_coberturacopa_Prunus"</text:p>
          </table:table-cell>
          <table:table-cell table:style-name="ce1" office:value-type="string" calcext:value-type="string">
            <text:p>"mean_Altura_Prunus"</text:p>
          </table:table-cell>
          <table:table-cell table:style-name="ce1" office:value-type="float" office:value="0.97624917636358" calcext:value-type="float">
            <text:p>0.9762491763635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 office:value-type="string" calcext:value-type="string">
            <text:p>"mean_coberturacopa_Abies"</text:p>
          </table:table-cell>
          <table:table-cell table:style-name="ce1" office:value-type="string" calcext:value-type="string">
            <text:p>"mean_Altura_Abies"</text:p>
          </table:table-cell>
          <table:table-cell table:style-name="ce1" office:value-type="float" office:value="0.974965816442209" calcext:value-type="float">
            <text:p>0.97496581644220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 office:value-type="string" calcext:value-type="string">
            <text:p>"mean_coberturacopa_Alnus"</text:p>
          </table:table-cell>
          <table:table-cell table:style-name="ce1" office:value-type="string" calcext:value-type="string">
            <text:p>"mean_Altura_Alnus"</text:p>
          </table:table-cell>
          <table:table-cell table:style-name="ce1" office:value-type="float" office:value="0.958202591842806" calcext:value-type="float">
            <text:p>0.9582025918428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"mean_Altura_Salix"</text:p>
          </table:table-cell>
          <table:table-cell table:style-name="ce1" office:value-type="string" calcext:value-type="string">
            <text:p>"prop_Salix"</text:p>
          </table:table-cell>
          <table:table-cell table:style-name="ce1" office:value-type="float" office:value="0.953671261414386" calcext:value-type="float">
            <text:p>0.95367126141438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"mean_coberturacopa_Prunus"</text:p>
          </table:table-cell>
          <table:table-cell table:style-name="ce1" office:value-type="string" calcext:value-type="string">
            <text:p>"prop_Prunus"</text:p>
          </table:table-cell>
          <table:table-cell table:style-name="ce1" office:value-type="float" office:value="0.947500153681034" calcext:value-type="float">
            <text:p>0.9475001536810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"mean_coberturacopa_Salix"</text:p>
          </table:table-cell>
          <table:table-cell table:style-name="ce1" office:value-type="string" calcext:value-type="string">
            <text:p>"prop_Salix"</text:p>
          </table:table-cell>
          <table:table-cell table:style-name="ce1" office:value-type="float" office:value="0.944377215319697" calcext:value-type="float">
            <text:p>0.9443772153196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"prop_Quercus"</text:p>
          </table:table-cell>
          <table:table-cell table:style-name="ce1" office:value-type="string" calcext:value-type="string">
            <text:p>"prop_latif"</text:p>
          </table:table-cell>
          <table:table-cell table:style-name="ce1" office:value-type="float" office:value="0.938356771692178" calcext:value-type="float">
            <text:p>0.9383567716921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 office:value-type="string" calcext:value-type="string">
            <text:p>"mean_Altura_Juniperus"</text:p>
          </table:table-cell>
          <table:table-cell table:style-name="ce1" office:value-type="string" calcext:value-type="string">
            <text:p>"prop_Juniperus"</text:p>
          </table:table-cell>
          <table:table-cell table:style-name="ce1" office:value-type="float" office:value="0.93789532312291" calcext:value-type="float">
            <text:p>0.9378953231229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 office:value-type="string" calcext:value-type="string">
            <text:p>"mean_areabasal_Pinus"</text:p>
          </table:table-cell>
          <table:table-cell table:style-name="ce1" office:value-type="string" calcext:value-type="string">
            <text:p>"mean_Altura_Pinus"</text:p>
          </table:table-cell>
          <table:table-cell table:style-name="ce1" office:value-type="float" office:value="0.932015170291738" calcext:value-type="float">
            <text:p>0.93201517029173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 office:value-type="string" calcext:value-type="string">
            <text:p>"mean_areabasal_Pinus"</text:p>
          </table:table-cell>
          <table:table-cell table:style-name="ce1" office:value-type="string" calcext:value-type="string">
            <text:p>"mean_coberturacopa_Pinus"</text:p>
          </table:table-cell>
          <table:table-cell table:style-name="ce1" office:value-type="float" office:value="0.916670846753157" calcext:value-type="float">
            <text:p>0.91667084675315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 office:value-type="string" calcext:value-type="string">
            <text:p>"mean_areabasal_Alnus"</text:p>
          </table:table-cell>
          <table:table-cell table:style-name="ce1" office:value-type="string" calcext:value-type="string">
            <text:p>"mean_coberturacopa_Alnus"</text:p>
          </table:table-cell>
          <table:table-cell table:style-name="ce1" office:value-type="float" office:value="0.906727330985085" calcext:value-type="float">
            <text:p>0.90672733098508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string" calcext:value-type="string">
            <text:p>"mean_areabasal_Abies"</text:p>
          </table:table-cell>
          <table:table-cell table:style-name="ce1" office:value-type="string" calcext:value-type="string">
            <text:p>"mean_Altura_Abies"</text:p>
          </table:table-cell>
          <table:table-cell table:style-name="ce1" office:value-type="float" office:value="0.896052578493174" calcext:value-type="float">
            <text:p>0.89605257849317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"mean_Altura_Arbutus"</text:p>
          </table:table-cell>
          <table:table-cell table:style-name="ce1" office:value-type="string" calcext:value-type="string">
            <text:p>"prop_Arbutus"</text:p>
          </table:table-cell>
          <table:table-cell table:style-name="ce1" office:value-type="float" office:value="0.874632411838888" calcext:value-type="float">
            <text:p>0.87463241183888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 office:value-type="string" calcext:value-type="string">
            <text:p>"mean_coberturacopa_Alnus"</text:p>
          </table:table-cell>
          <table:table-cell table:style-name="ce1" office:value-type="string" calcext:value-type="string">
            <text:p>"prop_Alnus"</text:p>
          </table:table-cell>
          <table:table-cell table:style-name="ce1" office:value-type="float" office:value="0.866698082467375" calcext:value-type="float">
            <text:p>0.8666980824673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"mean_areabasal_Salix"</text:p>
          </table:table-cell>
          <table:table-cell table:style-name="ce1" office:value-type="string" calcext:value-type="string">
            <text:p>"prop_Salix"</text:p>
          </table:table-cell>
          <table:table-cell table:style-name="ce1" office:value-type="float" office:value="0.860322355476689" calcext:value-type="float">
            <text:p>0.86032235547668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 office:value-type="string" calcext:value-type="string">
            <text:p>"mean_areabasal_Abies"</text:p>
          </table:table-cell>
          <table:table-cell table:style-name="ce1" office:value-type="string" calcext:value-type="string">
            <text:p>"mean_coberturacopa_Abies"</text:p>
          </table:table-cell>
          <table:table-cell table:style-name="ce1" office:value-type="float" office:value="0.853101144661734" calcext:value-type="float">
            <text:p>0.85310114466173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 office:value-type="string" calcext:value-type="string">
            <text:p>"mean_areabasal_Salix"</text:p>
          </table:table-cell>
          <table:table-cell table:style-name="ce1" office:value-type="string" calcext:value-type="string">
            <text:p>"mean_coberturacopa_Salix"</text:p>
          </table:table-cell>
          <table:table-cell table:style-name="ce1" office:value-type="float" office:value="0.847484397234654" calcext:value-type="float">
            <text:p>0.84748439723465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 office:value-type="string" calcext:value-type="string">
            <text:p>"mean_coberturacopa_Pinus"</text:p>
          </table:table-cell>
          <table:table-cell table:style-name="ce1" office:value-type="string" calcext:value-type="string">
            <text:p>"mean_Altura_Pinus"</text:p>
          </table:table-cell>
          <table:table-cell table:style-name="ce1" office:value-type="float" office:value="0.846729359014004" calcext:value-type="float">
            <text:p>0.84672935901400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 office:value-type="string" calcext:value-type="string">
            <text:p>"mean_areabasal_Salix"</text:p>
          </table:table-cell>
          <table:table-cell table:style-name="ce1" office:value-type="string" calcext:value-type="string">
            <text:p>"mean_Altura_Salix"</text:p>
          </table:table-cell>
          <table:table-cell table:style-name="ce1" office:value-type="float" office:value="0.83540818032734" calcext:value-type="float">
            <text:p>0.835408180327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"mean_Altura_Pinus"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float" office:value="0.828053661364607" calcext:value-type="float">
            <text:p>0.82805366136460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"total_mean_areabasal"</text:p>
          </table:table-cell>
          <table:table-cell table:style-name="ce2" office:value-type="string" calcext:value-type="string">
            <text:p>"total_mean_coberturacopa"</text:p>
          </table:table-cell>
          <table:table-cell table:style-name="ce2" office:value-type="float" office:value="0.826650382220959" calcext:value-type="float">
            <text:p>0.82665038222095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 office:value-type="string" calcext:value-type="string">
            <text:p>"mean_areabasal_Arbutus"</text:p>
          </table:table-cell>
          <table:table-cell table:style-name="ce1" office:value-type="string" calcext:value-type="string">
            <text:p>"mean_Altura_Arbutus"</text:p>
          </table:table-cell>
          <table:table-cell table:style-name="ce1" office:value-type="float" office:value="0.82331024159739" calcext:value-type="float">
            <text:p>0.8233102415973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 office:value-type="string" calcext:value-type="string">
            <text:p>"mean_areabasal_Quercus"</text:p>
          </table:table-cell>
          <table:table-cell table:style-name="ce1" office:value-type="string" calcext:value-type="string">
            <text:p>"mean_coberturacopa_Quercus"</text:p>
          </table:table-cell>
          <table:table-cell table:style-name="ce1" office:value-type="float" office:value="0.815516992436996" calcext:value-type="float">
            <text:p>0.81551699243699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"total_mean_areabasal"</text:p>
          </table:table-cell>
          <table:table-cell table:style-name="ce2" office:value-type="string" calcext:value-type="string">
            <text:p>"total_mean_Altura"</text:p>
          </table:table-cell>
          <table:table-cell table:style-name="ce2" office:value-type="float" office:value="0.80939675785356" calcext:value-type="float">
            <text:p>0.8093967578535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 office:value-type="string" calcext:value-type="string">
            <text:p>"mean_areabasal_Arbutus"</text:p>
          </table:table-cell>
          <table:table-cell table:style-name="ce1" office:value-type="string" calcext:value-type="string">
            <text:p>"mean_coberturacopa_Arbutus"</text:p>
          </table:table-cell>
          <table:table-cell table:style-name="ce1" office:value-type="float" office:value="0.802228974151799" calcext:value-type="float">
            <text:p>0.8022289741517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 office:value-type="string" calcext:value-type="string">
            <text:p>"mean_Altura_Alnus"</text:p>
          </table:table-cell>
          <table:table-cell table:style-name="ce1" office:value-type="string" calcext:value-type="string">
            <text:p>"prop_Alnus"</text:p>
          </table:table-cell>
          <table:table-cell table:style-name="ce1" office:value-type="float" office:value="0.797448834433375" calcext:value-type="float">
            <text:p>0.79744883443337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 office:value-type="string" calcext:value-type="string">
            <text:p>"mean_coberturacopa_Arbutus"</text:p>
          </table:table-cell>
          <table:table-cell table:style-name="ce1" office:value-type="string" calcext:value-type="string">
            <text:p>"mean_Altura_Arbutus"</text:p>
          </table:table-cell>
          <table:table-cell table:style-name="ce1" office:value-type="float" office:value="0.778940613835692" calcext:value-type="float">
            <text:p>0.7789406138356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"mean_coberturacopa_Abies"</text:p>
          </table:table-cell>
          <table:table-cell table:style-name="ce1" office:value-type="string" calcext:value-type="string">
            <text:p>"prop_Abies"</text:p>
          </table:table-cell>
          <table:table-cell table:style-name="ce1" office:value-type="float" office:value="0.766615781507028" calcext:value-type="float">
            <text:p>0.766615781507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string" calcext:value-type="string">
            <text:p>"prop_conif"</text:p>
          </table:table-cell>
          <table:table-cell table:style-name="ce1" office:value-type="float" office:value="0.766323418703169" calcext:value-type="float">
            <text:p>0.7663234187031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string" calcext:value-type="string">
            <text:p>"mean_Altura_Abies"</text:p>
          </table:table-cell>
          <table:table-cell table:style-name="ce1" office:value-type="string" calcext:value-type="string">
            <text:p>"prop_Abies"</text:p>
          </table:table-cell>
          <table:table-cell table:style-name="ce1" office:value-type="float" office:value="0.757183679381392" calcext:value-type="float">
            <text:p>0.75718367938139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 office:value-type="string" calcext:value-type="string">
            <text:p>"mean_areabasal_Juniperus"</text:p>
          </table:table-cell>
          <table:table-cell table:style-name="ce1" office:value-type="string" calcext:value-type="string">
            <text:p>"prop_Juniperus"</text:p>
          </table:table-cell>
          <table:table-cell table:style-name="ce1" office:value-type="float" office:value="0.73670594347995" calcext:value-type="float">
            <text:p>0.7367059434799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 office:value-type="string" calcext:value-type="string">
            <text:p>"mean_areabasal_Quercus"</text:p>
          </table:table-cell>
          <table:table-cell table:style-name="ce1" office:value-type="string" calcext:value-type="string">
            <text:p>"mean_Altura_Quercus"</text:p>
          </table:table-cell>
          <table:table-cell table:style-name="ce1" office:value-type="float" office:value="0.734282174511421" calcext:value-type="float">
            <text:p>0.73428217451142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 office:value-type="string" calcext:value-type="string">
            <text:p>"mean_areabasal_Juniperus"</text:p>
          </table:table-cell>
          <table:table-cell table:style-name="ce1" office:value-type="string" calcext:value-type="string">
            <text:p>"mean_Altura_Juniperus"</text:p>
          </table:table-cell>
          <table:table-cell table:style-name="ce1" office:value-type="float" office:value="0.727302589882698" calcext:value-type="float">
            <text:p>0.7273025898826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"mean_areabasal_Pinus"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float" office:value="0.699834919345178" calcext:value-type="float">
            <text:p>0.69983491934517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 office:value-type="string" calcext:value-type="string">
            <text:p>"mean_areabasal_Alnus"</text:p>
          </table:table-cell>
          <table:table-cell table:style-name="ce1" office:value-type="string" calcext:value-type="string">
            <text:p>"prop_Alnus"</text:p>
          </table:table-cell>
          <table:table-cell table:style-name="ce1" office:value-type="float" office:value="0.698509614586943" calcext:value-type="float">
            <text:p>0.69850961458694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Quercus"</text:p>
          </table:table-cell>
          <table:table-cell office:value-type="float" office:value="0.689264690782368" calcext:value-type="float">
            <text:p>0.6892646907823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latif"</text:p>
          </table:table-cell>
          <table:table-cell office:value-type="float" office:value="0.684841792593386" calcext:value-type="float">
            <text:p>0.68484179259338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total_mean_Altura"</text:p>
          </table:table-cell>
          <table:table-cell office:value-type="float" office:value="0.675208776422844" calcext:value-type="float">
            <text:p>0.67520877642284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Juniperus"</text:p>
          </table:table-cell>
          <table:table-cell office:value-type="float" office:value="0.669709391095092" calcext:value-type="float">
            <text:p>0.6697093910950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Pinus"</text:p>
          </table:table-cell>
          <table:table-cell office:value-type="float" office:value="0.649817060814949" calcext:value-type="float">
            <text:p>0.64981706081494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Abies"</text:p>
          </table:table-cell>
          <table:table-cell office:value-type="float" office:value="0.648651993805882" calcext:value-type="float">
            <text:p>0.64865199380588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rbutus"</text:p>
          </table:table-cell>
          <table:table-cell office:value-type="float" office:value="0.642450828087903" calcext:value-type="float">
            <text:p>0.64245082808790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641346176235242" calcext:value-type="float">
            <text:p>0.64134617623524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637447283700947" calcext:value-type="float">
            <text:p>0.63744728370094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632061505808874" calcext:value-type="float">
            <text:p>0.63206150580887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Arbutus"</text:p>
          </table:table-cell>
          <table:table-cell office:value-type="float" office:value="0.625959824097263" calcext:value-type="float">
            <text:p>0.62595982409726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Juniperus"</text:p>
          </table:table-cell>
          <table:table-cell office:value-type="float" office:value="0.614937631189327" calcext:value-type="float">
            <text:p>0.6149376311893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conif"</text:p>
          </table:table-cell>
          <table:table-cell office:value-type="float" office:value="0.598421876903044" calcext:value-type="float">
            <text:p>0.59842187690304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Quercus"</text:p>
          </table:table-cell>
          <table:table-cell office:value-type="float" office:value="0.597579106706651" calcext:value-type="float">
            <text:p>0.59757910670665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5973286847967" calcext:value-type="float">
            <text:p>0.597328684796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591696365360815" calcext:value-type="float">
            <text:p>0.5916963653608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5898156892287" calcext:value-type="float">
            <text:p>0.589815689228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Alnus"</text:p>
          </table:table-cell>
          <table:table-cell office:value-type="float" office:value="0.587154226395152" calcext:value-type="float">
            <text:p>0.58715422639515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562959773666035" calcext:value-type="float">
            <text:p>0.56295977366603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48198128673224" calcext:value-type="float">
            <text:p>0.54819812867322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43638381172492" calcext:value-type="float">
            <text:p>0.54363838117249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54312850816542" calcext:value-type="float">
            <text:p>0.5431285081654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rbutus"</text:p>
          </table:table-cell>
          <table:table-cell office:value-type="float" office:value="0.541722311119208" calcext:value-type="float">
            <text:p>0.54172231111920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Salix"</text:p>
          </table:table-cell>
          <table:table-cell office:value-type="float" office:value="0.540883900113476" calcext:value-type="float">
            <text:p>0.5408839001134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latif"</text:p>
          </table:table-cell>
          <table:table-cell office:value-type="float" office:value="0.540398201437931" calcext:value-type="float">
            <text:p>0.54039820143793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lnus"</text:p>
          </table:table-cell>
          <table:table-cell office:value-type="float" office:value="0.539657282880911" calcext:value-type="float">
            <text:p>0.5396572828809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conif"</text:p>
          </table:table-cell>
          <table:table-cell office:value-type="float" office:value="0.535298669450189" calcext:value-type="float">
            <text:p>0.53529866945018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523263100628614" calcext:value-type="float">
            <text:p>0.5232631006286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Quercus"</text:p>
          </table:table-cell>
          <table:table-cell office:value-type="float" office:value="0.52200947902003" calcext:value-type="float">
            <text:p>0.52200947902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rop_Abies"</text:p>
          </table:table-cell>
          <table:table-cell office:value-type="string" calcext:value-type="string">
            <text:p>"prop_conif"</text:p>
          </table:table-cell>
          <table:table-cell office:value-type="float" office:value="0.521177600254022" calcext:value-type="float">
            <text:p>0.5211776002540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Pinus"</text:p>
          </table:table-cell>
          <table:table-cell office:value-type="float" office:value="0.517892248555394" calcext:value-type="float">
            <text:p>0.51789224855539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517065938199853" calcext:value-type="float">
            <text:p>0.51706593819985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Juniperus"</text:p>
          </table:table-cell>
          <table:table-cell office:value-type="float" office:value="0.510426063385171" calcext:value-type="float">
            <text:p>0.51042606338517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508449868297978" calcext:value-type="float">
            <text:p>0.5084498682979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latif"</text:p>
          </table:table-cell>
          <table:table-cell office:value-type="float" office:value="0.504438683090424" calcext:value-type="float">
            <text:p>0.50443868309042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504023509897881" calcext:value-type="float">
            <text:p>0.5040235098978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9751974890768" calcext:value-type="float">
            <text:p>0.4975197489076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489883846378447" calcext:value-type="float">
            <text:p>0.48988384637844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Altura_Abies"</text:p>
          </table:table-cell>
          <table:table-cell office:value-type="float" office:value="0.484843287542046" calcext:value-type="float">
            <text:p>0.48484328754204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Prunus"</text:p>
          </table:table-cell>
          <table:table-cell office:value-type="float" office:value="0.483972345810868" calcext:value-type="float">
            <text:p>0.48397234581086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Pinus"</text:p>
          </table:table-cell>
          <table:table-cell office:value-type="float" office:value="0.481322085343523" calcext:value-type="float">
            <text:p>0.4813220853435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7724401902063" calcext:value-type="float">
            <text:p>0.4772440190206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475101975075716" calcext:value-type="float">
            <text:p>0.4751019750757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467959284919501" calcext:value-type="float">
            <text:p>0.4679592849195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conif"</text:p>
          </table:table-cell>
          <table:table-cell office:value-type="float" office:value="0.466041474804805" calcext:value-type="float">
            <text:p>0.4660414748048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Pinus"</text:p>
          </table:table-cell>
          <table:table-cell office:value-type="float" office:value="0.464060496716467" calcext:value-type="float">
            <text:p>0.46406049671646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0.462692609653684" calcext:value-type="float">
            <text:p>0.46269260965368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59470994725752" calcext:value-type="float">
            <text:p>0.45947099472575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58960303327876" calcext:value-type="float">
            <text:p>0.45896030332787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454613169586595" calcext:value-type="float">
            <text:p>0.45461316958659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Prunus"</text:p>
          </table:table-cell>
          <table:table-cell office:value-type="float" office:value="0.454576965399181" calcext:value-type="float">
            <text:p>0.45457696539918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reabasal_Abies"</text:p>
          </table:table-cell>
          <table:table-cell office:value-type="float" office:value="0.453747239314451" calcext:value-type="float">
            <text:p>0.4537472393144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Quercus"</text:p>
          </table:table-cell>
          <table:table-cell office:value-type="float" office:value="0.452293170261593" calcext:value-type="float">
            <text:p>0.4522931702615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Salix"</text:p>
          </table:table-cell>
          <table:table-cell office:value-type="float" office:value="0.449283575437501" calcext:value-type="float">
            <text:p>0.44928357543750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7449196204501" calcext:value-type="float">
            <text:p>0.44744919620450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6284237771791" calcext:value-type="float">
            <text:p>0.44628423777179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0.446009201479702" calcext:value-type="float">
            <text:p>0.4460092014797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conif"</text:p>
          </table:table-cell>
          <table:table-cell office:value-type="float" office:value="0.445109570280409" calcext:value-type="float">
            <text:p>0.44510957028040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Quercus"</text:p>
          </table:table-cell>
          <table:table-cell office:value-type="float" office:value="0.443267903770473" calcext:value-type="float">
            <text:p>0.44326790377047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Salix"</text:p>
          </table:table-cell>
          <table:table-cell office:value-type="float" office:value="0.44267158011395" calcext:value-type="float">
            <text:p>0.442671580113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Juniperus"</text:p>
          </table:table-cell>
          <table:table-cell office:value-type="float" office:value="0.436740991370758" calcext:value-type="float">
            <text:p>0.43674099137075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Abies"</text:p>
          </table:table-cell>
          <table:table-cell office:value-type="float" office:value="0.435921635995468" calcext:value-type="float">
            <text:p>0.43592163599546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Prunus"</text:p>
          </table:table-cell>
          <table:table-cell office:value-type="float" office:value="0.434046569685898" calcext:value-type="float">
            <text:p>0.43404656968589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Salix"</text:p>
          </table:table-cell>
          <table:table-cell office:value-type="float" office:value="0.422717447242903" calcext:value-type="float">
            <text:p>0.4227174472429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conif"</text:p>
          </table:table-cell>
          <table:table-cell office:value-type="float" office:value="0.420091781574989" calcext:value-type="float">
            <text:p>0.42009178157498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Quercus"</text:p>
          </table:table-cell>
          <table:table-cell office:value-type="float" office:value="0.419031204943984" calcext:value-type="float">
            <text:p>0.41903120494398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417172309930553" calcext:value-type="float">
            <text:p>0.41717230993055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416552338255166" calcext:value-type="float">
            <text:p>0.41655233825516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rbutus"</text:p>
          </table:table-cell>
          <table:table-cell office:value-type="float" office:value="0.414744236838968" calcext:value-type="float">
            <text:p>0.41474423683896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414228416309393" calcext:value-type="float">
            <text:p>0.4142284163093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latif"</text:p>
          </table:table-cell>
          <table:table-cell office:value-type="float" office:value="0.407891923980214" calcext:value-type="float">
            <text:p>0.4078919239802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Salix"</text:p>
          </table:table-cell>
          <table:table-cell office:value-type="float" office:value="0.395486387933199" calcext:value-type="float">
            <text:p>0.39548638793319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total_mean_Altura"</text:p>
          </table:table-cell>
          <table:table-cell office:value-type="float" office:value="0.390610088335792" calcext:value-type="float">
            <text:p>0.39061008833579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Alnus"</text:p>
          </table:table-cell>
          <table:table-cell office:value-type="float" office:value="0.380641514863162" calcext:value-type="float">
            <text:p>0.38064151486316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0.37891861066566" calcext:value-type="float">
            <text:p>0.3789186106656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376049536654837" calcext:value-type="float">
            <text:p>0.37604953665483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Abies"</text:p>
          </table:table-cell>
          <table:table-cell office:value-type="float" office:value="0.373138882706924" calcext:value-type="float">
            <text:p>0.37313888270692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364788180297524" calcext:value-type="float">
            <text:p>0.3647881802975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latif"</text:p>
          </table:table-cell>
          <table:table-cell office:value-type="float" office:value="0.363838874897969" calcext:value-type="float">
            <text:p>0.36383887489796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"prop_Quercus"</text:p>
          </table:table-cell>
          <table:table-cell office:value-type="string" calcext:value-type="string">
            <text:p>"prop_Arbutus"</text:p>
          </table:table-cell>
          <table:table-cell office:value-type="float" office:value="0.363738707658589" calcext:value-type="float">
            <text:p>0.3637387076585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36368116576366" calcext:value-type="float">
            <text:p>0.3636811657636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Alnus"</text:p>
          </table:table-cell>
          <table:table-cell office:value-type="float" office:value="0.3609533756372" calcext:value-type="float">
            <text:p>0.360953375637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359493875507207" calcext:value-type="float">
            <text:p>0.3594938755072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conif"</text:p>
          </table:table-cell>
          <table:table-cell office:value-type="float" office:value="0.358251416958186" calcext:value-type="float">
            <text:p>0.35825141695818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356321550978779" calcext:value-type="float">
            <text:p>0.3563215509787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bies"</text:p>
          </table:table-cell>
          <table:table-cell office:value-type="float" office:value="0.345554067713924" calcext:value-type="float">
            <text:p>0.3455540677139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Juniperus"</text:p>
          </table:table-cell>
          <table:table-cell office:value-type="float" office:value="0.344348779262537" calcext:value-type="float">
            <text:p>0.34434877926253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340841214309688" calcext:value-type="float">
            <text:p>0.3408412143096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conif"</text:p>
          </table:table-cell>
          <table:table-cell office:value-type="float" office:value="0.337976069729215" calcext:value-type="float">
            <text:p>0.33797606972921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337394354842058" calcext:value-type="float">
            <text:p>0.3373943548420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Quercus"</text:p>
          </table:table-cell>
          <table:table-cell office:value-type="float" office:value="0.337161130857205" calcext:value-type="float">
            <text:p>0.337161130857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conif"</text:p>
          </table:table-cell>
          <table:table-cell office:value-type="float" office:value="0.328009619122876" calcext:value-type="float">
            <text:p>0.32800961912287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Quercus"</text:p>
          </table:table-cell>
          <table:table-cell office:value-type="float" office:value="0.327099085129626" calcext:value-type="float">
            <text:p>0.32709908512962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0.326060444727907" calcext:value-type="float">
            <text:p>0.32606044472790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321777220468373" calcext:value-type="float">
            <text:p>0.32177722046837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Salix"</text:p>
          </table:table-cell>
          <table:table-cell office:value-type="float" office:value="0.321533432907185" calcext:value-type="float">
            <text:p>0.3215334329071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conif"</text:p>
          </table:table-cell>
          <table:table-cell office:value-type="float" office:value="0.30295273069435" calcext:value-type="float">
            <text:p>0.3029527306943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Abies"</text:p>
          </table:table-cell>
          <table:table-cell office:value-type="float" office:value="0.298990522181368" calcext:value-type="float">
            <text:p>0.29899052218136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Salix"</text:p>
          </table:table-cell>
          <table:table-cell office:value-type="float" office:value="0.29890454838626" calcext:value-type="float">
            <text:p>0.298904548386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conif"</text:p>
          </table:table-cell>
          <table:table-cell office:value-type="float" office:value="0.295455433778551" calcext:value-type="float">
            <text:p>0.29545543377855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Arbutus"</text:p>
          </table:table-cell>
          <table:table-cell office:value-type="float" office:value="0.293688148705557" calcext:value-type="float">
            <text:p>0.2936881487055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Salix"</text:p>
          </table:table-cell>
          <table:table-cell office:value-type="float" office:value="0.291046215634089" calcext:value-type="float">
            <text:p>0.29104621563408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285928367334931" calcext:value-type="float">
            <text:p>0.28592836733493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0.284119221930406" calcext:value-type="float">
            <text:p>0.2841192219304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Pinus"</text:p>
          </table:table-cell>
          <table:table-cell office:value-type="float" office:value="0.281973992810556" calcext:value-type="float">
            <text:p>0.2819739928105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Salix"</text:p>
          </table:table-cell>
          <table:table-cell office:value-type="float" office:value="0.280864441065611" calcext:value-type="float">
            <text:p>0.28086444106561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280145746248855" calcext:value-type="float">
            <text:p>0.28014574624885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Salix"</text:p>
          </table:table-cell>
          <table:table-cell office:value-type="float" office:value="0.279260586846197" calcext:value-type="float">
            <text:p>0.27926058684619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Alnus"</text:p>
          </table:table-cell>
          <table:table-cell office:value-type="float" office:value="0.2791379385072" calcext:value-type="float">
            <text:p>0.27913793850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latif"</text:p>
          </table:table-cell>
          <table:table-cell office:value-type="float" office:value="0.278714859579681" calcext:value-type="float">
            <text:p>0.2787148595796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Arbutus"</text:p>
          </table:table-cell>
          <table:table-cell office:value-type="float" office:value="0.278572453063464" calcext:value-type="float">
            <text:p>0.27857245306346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Quercus"</text:p>
          </table:table-cell>
          <table:table-cell office:value-type="float" office:value="0.277465763334534" calcext:value-type="float">
            <text:p>0.27746576333453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275035762203238" calcext:value-type="float">
            <text:p>0.27503576220323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Arbutus"</text:p>
          </table:table-cell>
          <table:table-cell office:value-type="float" office:value="0.274377009530352" calcext:value-type="float">
            <text:p>0.27437700953035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270580641669644" calcext:value-type="float">
            <text:p>0.2705806416696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Pinus"</text:p>
          </table:table-cell>
          <table:table-cell office:value-type="float" office:value="0.268575806677584" calcext:value-type="float">
            <text:p>0.26857580667758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Juniperus"</text:p>
          </table:table-cell>
          <table:table-cell office:value-type="float" office:value="0.266296746004986" calcext:value-type="float">
            <text:p>0.26629674600498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63914461399116" calcext:value-type="float">
            <text:p>0.263914461399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conif"</text:p>
          </table:table-cell>
          <table:table-cell office:value-type="float" office:value="0.26195876992188" calcext:value-type="float">
            <text:p>0.261958769921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Pinus"</text:p>
          </table:table-cell>
          <table:table-cell office:value-type="float" office:value="0.260963679207535" calcext:value-type="float">
            <text:p>0.26096367920753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58820983049987" calcext:value-type="float">
            <text:p>0.2588209830499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Salix"</text:p>
          </table:table-cell>
          <table:table-cell office:value-type="float" office:value="0.2563747939982" calcext:value-type="float">
            <text:p>0.256374793998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25596397824123" calcext:value-type="float">
            <text:p>0.2559639782412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486564758814" calcext:value-type="float">
            <text:p>0.24865647588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latif"</text:p>
          </table:table-cell>
          <table:table-cell office:value-type="float" office:value="0.248502835730656" calcext:value-type="float">
            <text:p>0.2485028357306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Salix"</text:p>
          </table:table-cell>
          <table:table-cell office:value-type="float" office:value="0.24787014665872" calcext:value-type="float">
            <text:p>0.2478701466587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247188508167345" calcext:value-type="float">
            <text:p>0.2471885081673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Abies"</text:p>
          </table:table-cell>
          <table:table-cell office:value-type="float" office:value="0.245957567497363" calcext:value-type="float">
            <text:p>0.24595756749736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Alnus"</text:p>
          </table:table-cell>
          <table:table-cell office:value-type="float" office:value="0.243829100722586" calcext:value-type="float">
            <text:p>0.24382910072258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43181931886079" calcext:value-type="float">
            <text:p>0.24318193188607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0.243064910581115" calcext:value-type="float">
            <text:p>0.2430649105811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"prop_Pinus"</text:p>
          </table:table-cell>
          <table:table-cell office:value-type="string" calcext:value-type="string">
            <text:p>"prop_Abies"</text:p>
          </table:table-cell>
          <table:table-cell office:value-type="float" office:value="0.24092729369029" calcext:value-type="float">
            <text:p>0.2409272936902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240769243621199" calcext:value-type="float">
            <text:p>0.24076924362119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Salix"</text:p>
          </table:table-cell>
          <table:table-cell office:value-type="float" office:value="0.235984272775637" calcext:value-type="float">
            <text:p>0.2359842727756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conif"</text:p>
          </table:table-cell>
          <table:table-cell office:value-type="float" office:value="0.233784505013678" calcext:value-type="float">
            <text:p>0.23378450501367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33408498737679" calcext:value-type="float">
            <text:p>0.2334084987376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32290712602007" calcext:value-type="float">
            <text:p>0.23229071260200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Quercus"</text:p>
          </table:table-cell>
          <table:table-cell office:value-type="float" office:value="0.230900096642398" calcext:value-type="float">
            <text:p>0.2309000966423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conif"</text:p>
          </table:table-cell>
          <table:table-cell office:value-type="float" office:value="0.229009493774728" calcext:value-type="float">
            <text:p>0.22900949377472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22800288179834" calcext:value-type="float">
            <text:p>0.228002881798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bies"</text:p>
          </table:table-cell>
          <table:table-cell office:value-type="float" office:value="0.227918235436961" calcext:value-type="float">
            <text:p>0.2279182354369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Abies"</text:p>
          </table:table-cell>
          <table:table-cell office:value-type="float" office:value="0.226052219715782" calcext:value-type="float">
            <text:p>0.22605221971578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areabasal"</text:p>
          </table:table-cell>
          <table:table-cell office:value-type="float" office:value="0.222273336667033" calcext:value-type="float">
            <text:p>0.2222733366670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Abies"</text:p>
          </table:table-cell>
          <table:table-cell office:value-type="float" office:value="0.219528842683175" calcext:value-type="float">
            <text:p>0.21952884268317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reabasal_Arbutus"</text:p>
          </table:table-cell>
          <table:table-cell office:value-type="float" office:value="0.21756930564484" calcext:value-type="float">
            <text:p>0.217569305644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conif"</text:p>
          </table:table-cell>
          <table:table-cell office:value-type="float" office:value="0.209588738713588" calcext:value-type="float">
            <text:p>0.20958873871358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0.208141435665937" calcext:value-type="float">
            <text:p>0.20814143566593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207494327633349" calcext:value-type="float">
            <text:p>0.20749432763334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Altura"</text:p>
          </table:table-cell>
          <table:table-cell office:value-type="float" office:value="0.203829125951843" calcext:value-type="float">
            <text:p>0.20382912595184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areabasal"</text:p>
          </table:table-cell>
          <table:table-cell office:value-type="float" office:value="0.203346484006626" calcext:value-type="float">
            <text:p>0.20334648400662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200381300701999" calcext:value-type="float">
            <text:p>0.20038130070199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Alnus"</text:p>
          </table:table-cell>
          <table:table-cell office:value-type="float" office:value="0.200029580349734" calcext:value-type="float">
            <text:p>0.2000295803497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bies"</text:p>
          </table:table-cell>
          <table:table-cell office:value-type="float" office:value="0.194148460488948" calcext:value-type="float">
            <text:p>0.19414846048894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191745081336969" calcext:value-type="float">
            <text:p>0.19174508133696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Altura"</text:p>
          </table:table-cell>
          <table:table-cell office:value-type="float" office:value="0.190787998320725" calcext:value-type="float">
            <text:p>0.1907879983207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conif"</text:p>
          </table:table-cell>
          <table:table-cell office:value-type="float" office:value="0.187812614943992" calcext:value-type="float">
            <text:p>0.18781261494399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0.180781906122087" calcext:value-type="float">
            <text:p>0.18078190612208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179522455663045" calcext:value-type="float">
            <text:p>0.17952245566304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Prunus"</text:p>
          </table:table-cell>
          <table:table-cell office:value-type="float" office:value="0.179217483147784" calcext:value-type="float">
            <text:p>0.1792174831477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Pinus"</text:p>
          </table:table-cell>
          <table:table-cell office:value-type="float" office:value="0.174537434727751" calcext:value-type="float">
            <text:p>0.17453743472775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Abies"</text:p>
          </table:table-cell>
          <table:table-cell office:value-type="float" office:value="0.16465543956374" calcext:value-type="float">
            <text:p>0.1646554395637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157940438043357" calcext:value-type="float">
            <text:p>0.1579404380433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conif"</text:p>
          </table:table-cell>
          <table:table-cell office:value-type="float" office:value="0.157830318652618" calcext:value-type="float">
            <text:p>0.1578303186526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Alnus"</text:p>
          </table:table-cell>
          <table:table-cell office:value-type="float" office:value="0.143663561099898" calcext:value-type="float">
            <text:p>0.14366356109989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41658795746222" calcext:value-type="float">
            <text:p>0.14165879574622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139479508720715" calcext:value-type="float">
            <text:p>0.1394795087207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conif"</text:p>
          </table:table-cell>
          <table:table-cell office:value-type="float" office:value="0.138851953118552" calcext:value-type="float">
            <text:p>0.1388519531185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latif"</text:p>
          </table:table-cell>
          <table:table-cell office:value-type="float" office:value="0.137966337371709" calcext:value-type="float">
            <text:p>0.13796633737170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Alnus"</text:p>
          </table:table-cell>
          <table:table-cell office:value-type="float" office:value="0.135480955372049" calcext:value-type="float">
            <text:p>0.13548095537204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35363216512411" calcext:value-type="float">
            <text:p>0.1353632165124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latif"</text:p>
          </table:table-cell>
          <table:table-cell office:value-type="float" office:value="0.134955361131095" calcext:value-type="float">
            <text:p>0.1349553611310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latif"</text:p>
          </table:table-cell>
          <table:table-cell office:value-type="float" office:value="0.133167314806277" calcext:value-type="float">
            <text:p>0.1331673148062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Abies"</text:p>
          </table:table-cell>
          <table:table-cell office:value-type="float" office:value="0.132857776287382" calcext:value-type="float">
            <text:p>0.1328577762873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latif"</text:p>
          </table:table-cell>
          <table:table-cell office:value-type="float" office:value="0.131789780771169" calcext:value-type="float">
            <text:p>0.1317897807711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latif"</text:p>
          </table:table-cell>
          <table:table-cell office:value-type="float" office:value="0.131272944526285" calcext:value-type="float">
            <text:p>0.1312729445262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latif"</text:p>
          </table:table-cell>
          <table:table-cell office:value-type="float" office:value="0.130078935482774" calcext:value-type="float">
            <text:p>0.1300789354827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Pinus"</text:p>
          </table:table-cell>
          <table:table-cell office:value-type="float" office:value="0.129834917305901" calcext:value-type="float">
            <text:p>0.12983491730590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127223105230653" calcext:value-type="float">
            <text:p>0.12722310523065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Quercus"</text:p>
          </table:table-cell>
          <table:table-cell office:value-type="float" office:value="0.125578926853256" calcext:value-type="float">
            <text:p>0.1255789268532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Quercus"</text:p>
          </table:table-cell>
          <table:table-cell office:value-type="float" office:value="0.125518414924168" calcext:value-type="float">
            <text:p>0.1255184149241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Abies"</text:p>
          </table:table-cell>
          <table:table-cell office:value-type="float" office:value="0.124790787192716" calcext:value-type="float">
            <text:p>0.1247907871927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Arbutus"</text:p>
          </table:table-cell>
          <table:table-cell office:value-type="float" office:value="0.123642979997933" calcext:value-type="float">
            <text:p>0.12364297999793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Pinus"</text:p>
          </table:table-cell>
          <table:table-cell office:value-type="float" office:value="0.122639337174534" calcext:value-type="float">
            <text:p>0.1226393371745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latif"</text:p>
          </table:table-cell>
          <table:table-cell office:value-type="float" office:value="0.122016709534098" calcext:value-type="float">
            <text:p>0.12201670953409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Quercus"</text:p>
          </table:table-cell>
          <table:table-cell office:value-type="float" office:value="0.120738012929965" calcext:value-type="float">
            <text:p>0.1207380129299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latif"</text:p>
          </table:table-cell>
          <table:table-cell office:value-type="float" office:value="0.11974991432948" calcext:value-type="float">
            <text:p>0.1197499143294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Juniperus"</text:p>
          </table:table-cell>
          <table:table-cell office:value-type="float" office:value="0.115739939734248" calcext:value-type="float">
            <text:p>0.11573993973424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Altura"</text:p>
          </table:table-cell>
          <table:table-cell office:value-type="float" office:value="0.110515353661058" calcext:value-type="float">
            <text:p>0.11051535366105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109333668702036" calcext:value-type="float">
            <text:p>0.10933366870203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108269909418988" calcext:value-type="float">
            <text:p>0.1082699094189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Prunus"</text:p>
          </table:table-cell>
          <table:table-cell office:value-type="float" office:value="0.107326412377221" calcext:value-type="float">
            <text:p>0.10732641237722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107113933697302" calcext:value-type="float">
            <text:p>0.10711393369730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105229600780737" calcext:value-type="float">
            <text:p>0.10522960078073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105153353142988" calcext:value-type="float">
            <text:p>0.10515335314298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02976547509961" calcext:value-type="float">
            <text:p>0.1029765475099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Quercus"</text:p>
          </table:table-cell>
          <table:table-cell office:value-type="float" office:value="0.101961456421989" calcext:value-type="float">
            <text:p>0.10196145642198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Alnus"</text:p>
          </table:table-cell>
          <table:table-cell office:value-type="float" office:value="0.101407590925806" calcext:value-type="float">
            <text:p>0.10140759092580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100920511030813" calcext:value-type="float">
            <text:p>0.1009205110308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bies"</text:p>
          </table:table-cell>
          <table:table-cell office:value-type="float" office:value="0.100302300236142" calcext:value-type="float">
            <text:p>0.10030230023614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0998134104737705" calcext:value-type="float">
            <text:p>0.09981341047377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Arbutus"</text:p>
          </table:table-cell>
          <table:table-cell office:value-type="float" office:value="0.0995590424926493" calcext:value-type="float">
            <text:p>0.09955904249264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993017600501945" calcext:value-type="float">
            <text:p>0.0993017600501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latif"</text:p>
          </table:table-cell>
          <table:table-cell office:value-type="float" office:value="0.0990589461239122" calcext:value-type="float">
            <text:p>0.09905894612391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Pinus"</text:p>
          </table:table-cell>
          <table:table-cell office:value-type="float" office:value="0.0989815964628665" calcext:value-type="float">
            <text:p>0.09898159646286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areabasal"</text:p>
          </table:table-cell>
          <table:table-cell office:value-type="float" office:value="0.098947372777909" calcext:value-type="float">
            <text:p>0.09894737277790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Altura"</text:p>
          </table:table-cell>
          <table:table-cell office:value-type="float" office:value="0.0969470521532675" calcext:value-type="float">
            <text:p>0.0969470521532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latif"</text:p>
          </table:table-cell>
          <table:table-cell office:value-type="float" office:value="0.0955337790931975" calcext:value-type="float">
            <text:p>0.09553377909319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Prunus"</text:p>
          </table:table-cell>
          <table:table-cell office:value-type="float" office:value="0.0953235052889376" calcext:value-type="float">
            <text:p>0.09532350528893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reabasal_Pinus"</text:p>
          </table:table-cell>
          <table:table-cell office:value-type="float" office:value="0.0943957469052603" calcext:value-type="float">
            <text:p>0.094395746905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Abies"</text:p>
          </table:table-cell>
          <table:table-cell office:value-type="float" office:value="0.0943446739474265" calcext:value-type="float">
            <text:p>0.0943446739474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Abies"</text:p>
          </table:table-cell>
          <table:table-cell office:value-type="float" office:value="0.0942695973926279" calcext:value-type="float">
            <text:p>0.0942695973926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Pinus"</text:p>
          </table:table-cell>
          <table:table-cell office:value-type="float" office:value="0.0938289542486212" calcext:value-type="float">
            <text:p>0.093828954248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conif"</text:p>
          </table:table-cell>
          <table:table-cell office:value-type="float" office:value="0.0924542390175917" calcext:value-type="float">
            <text:p>0.0924542390175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latif"</text:p>
          </table:table-cell>
          <table:table-cell office:value-type="float" office:value="0.090783077371206" calcext:value-type="float">
            <text:p>0.0907830773712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Pinus"</text:p>
          </table:table-cell>
          <table:table-cell office:value-type="float" office:value="0.0906837122297738" calcext:value-type="float">
            <text:p>0.09068371222977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Quercus"</text:p>
          </table:table-cell>
          <table:table-cell office:value-type="float" office:value="0.0894323683678217" calcext:value-type="float">
            <text:p>0.08943236836782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0888511493365739" calcext:value-type="float">
            <text:p>0.0888511493365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conif"</text:p>
          </table:table-cell>
          <table:table-cell office:value-type="float" office:value="0.0881101754215839" calcext:value-type="float">
            <text:p>0.0881101754215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latif"</text:p>
          </table:table-cell>
          <table:table-cell office:value-type="float" office:value="0.0850100851292086" calcext:value-type="float">
            <text:p>0.08501008512920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Quercus"</text:p>
          </table:table-cell>
          <table:table-cell office:value-type="float" office:value="0.0846304879482329" calcext:value-type="float">
            <text:p>0.08463048794823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84166536370661" calcext:value-type="float">
            <text:p>0.08416653637066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0818833405459765" calcext:value-type="float">
            <text:p>0.08188334054597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Prunus"</text:p>
          </table:table-cell>
          <table:table-cell office:value-type="float" office:value="0.08172777315076" calcext:value-type="float">
            <text:p>0.0817277731507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Quercus"</text:p>
          </table:table-cell>
          <table:table-cell office:value-type="float" office:value="0.0804613946781955" calcext:value-type="float">
            <text:p>0.08046139467819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Pinus"</text:p>
          </table:table-cell>
          <table:table-cell office:value-type="float" office:value="0.0799459994053212" calcext:value-type="float">
            <text:p>0.0799459994053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Quercus"</text:p>
          </table:table-cell>
          <table:table-cell office:value-type="float" office:value="0.0794816370900716" calcext:value-type="float">
            <text:p>0.07948163709007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Pinus"</text:p>
          </table:table-cell>
          <table:table-cell office:value-type="float" office:value="0.0785369087381411" calcext:value-type="float">
            <text:p>0.07853690873814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Quercus"</text:p>
          </table:table-cell>
          <table:table-cell office:value-type="float" office:value="0.0775316190057206" calcext:value-type="float">
            <text:p>0.0775316190057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lnus"</text:p>
          </table:table-cell>
          <table:table-cell office:value-type="float" office:value="0.075444842144432" calcext:value-type="float">
            <text:p>0.0754448421444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Quercus"</text:p>
          </table:table-cell>
          <table:table-cell office:value-type="float" office:value="0.0746850435275372" calcext:value-type="float">
            <text:p>0.0746850435275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724854088019753" calcext:value-type="float">
            <text:p>0.07248540880197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Pinus"</text:p>
          </table:table-cell>
          <table:table-cell office:value-type="float" office:value="0.0721185216822209" calcext:value-type="float">
            <text:p>0.07211852168222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717420456885179" calcext:value-type="float">
            <text:p>0.0717420456885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conif"</text:p>
          </table:table-cell>
          <table:table-cell office:value-type="float" office:value="0.0688607960551151" calcext:value-type="float">
            <text:p>0.0688607960551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Alnus"</text:p>
          </table:table-cell>
          <table:table-cell office:value-type="float" office:value="0.0685827305629259" calcext:value-type="float">
            <text:p>0.06858273056292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0.0676231548578165" calcext:value-type="float">
            <text:p>0.06762315485781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Abies"</text:p>
          </table:table-cell>
          <table:table-cell office:value-type="float" office:value="0.0670735144534762" calcext:value-type="float">
            <text:p>0.06707351445347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Quercus"</text:p>
          </table:table-cell>
          <table:table-cell office:value-type="float" office:value="0.0617732285487219" calcext:value-type="float">
            <text:p>0.0617732285487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60687557527297" calcext:value-type="float">
            <text:p>0.0606875575272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Pinus"</text:p>
          </table:table-cell>
          <table:table-cell office:value-type="float" office:value="0.0604122618012825" calcext:value-type="float">
            <text:p>0.06041226180128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mean_Altura_Abies"</text:p>
          </table:table-cell>
          <table:table-cell office:value-type="float" office:value="0.0598791611593975" calcext:value-type="float">
            <text:p>0.05987916115939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Prunus"</text:p>
          </table:table-cell>
          <table:table-cell office:value-type="float" office:value="0.0578569164554577" calcext:value-type="float">
            <text:p>0.0578569164554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conif"</text:p>
          </table:table-cell>
          <table:table-cell office:value-type="float" office:value="0.0557302309806499" calcext:value-type="float">
            <text:p>0.0557302309806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0.046133548645883" calcext:value-type="float">
            <text:p>0.0461335486458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latif"</text:p>
          </table:table-cell>
          <table:table-cell office:value-type="float" office:value="0.045070055059732" calcext:value-type="float">
            <text:p>0.04507005505973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Prunus"</text:p>
          </table:table-cell>
          <table:table-cell office:value-type="float" office:value="0.0450543842624975" calcext:value-type="float">
            <text:p>0.04505438426249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Pinus"</text:p>
          </table:table-cell>
          <table:table-cell office:value-type="float" office:value="0.0430123648043434" calcext:value-type="float">
            <text:p>0.04301236480434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Quercus"</text:p>
          </table:table-cell>
          <table:table-cell office:value-type="float" office:value="0.0428266855134336" calcext:value-type="float">
            <text:p>0.0428266855134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Abies"</text:p>
          </table:table-cell>
          <table:table-cell office:value-type="float" office:value="0.0403485526011919" calcext:value-type="float">
            <text:p>0.0403485526011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latif"</text:p>
          </table:table-cell>
          <table:table-cell office:value-type="float" office:value="0.0364823869130449" calcext:value-type="float">
            <text:p>0.03648238691304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0354047837077269" calcext:value-type="float">
            <text:p>0.035404783707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Alnus"</text:p>
          </table:table-cell>
          <table:table-cell office:value-type="float" office:value="0.0349514196004294" calcext:value-type="float">
            <text:p>0.0349514196004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latif"</text:p>
          </table:table-cell>
          <table:table-cell office:value-type="float" office:value="0.0327657124088165" calcext:value-type="float">
            <text:p>0.0327657124088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0281814691814906" calcext:value-type="float">
            <text:p>0.02818146918149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lnus"</text:p>
          </table:table-cell>
          <table:table-cell office:value-type="float" office:value="0.0253850930064918" calcext:value-type="float">
            <text:p>0.0253850930064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latif"</text:p>
          </table:table-cell>
          <table:table-cell office:value-type="float" office:value="0.0247019880826885" calcext:value-type="float">
            <text:p>0.02470198808268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Quercus"</text:p>
          </table:table-cell>
          <table:table-cell office:value-type="float" office:value="0.0238324109663795" calcext:value-type="float">
            <text:p>0.0238324109663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Abies"</text:p>
          </table:table-cell>
          <table:table-cell office:value-type="float" office:value="0.015521748420693" calcext:value-type="float">
            <text:p>0.0155217484206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Pinus"</text:p>
          </table:table-cell>
          <table:table-cell office:value-type="float" office:value="0.014820490825411" calcext:value-type="float">
            <text:p>0.0148204908254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Prunus"</text:p>
          </table:table-cell>
          <table:table-cell office:value-type="float" office:value="0.0144917042721575" calcext:value-type="float">
            <text:p>0.0144917042721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"prop_Salix"</text:p>
          </table:table-cell>
          <table:table-cell office:value-type="string" calcext:value-type="string">
            <text:p>"prop_latif"</text:p>
          </table:table-cell>
          <table:table-cell office:value-type="float" office:value="0.0140169797095626" calcext:value-type="float">
            <text:p>0.01401697970956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total_mean_coberturacopa"</text:p>
          </table:table-cell>
          <table:table-cell office:value-type="float" office:value="0.0139055225821375" calcext:value-type="float">
            <text:p>0.01390552258213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0.0122791452133934" calcext:value-type="float">
            <text:p>0.01227914521339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reabasal_Abies"</text:p>
          </table:table-cell>
          <table:table-cell office:value-type="float" office:value="0.00832818045603744" calcext:value-type="float">
            <text:p>0.00832818045603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0.000341251091843841" calcext:value-type="float">
            <text:p>0.00034125109184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Pinus"</text:p>
          </table:table-cell>
          <table:table-cell office:value-type="float" office:value="-0.00439000978353183" calcext:value-type="float">
            <text:p>-0.00439000978353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Prunus"</text:p>
          </table:table-cell>
          <table:table-cell office:value-type="float" office:value="-0.00442294438714917" calcext:value-type="float">
            <text:p>-0.00442294438714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Pinus"</text:p>
          </table:table-cell>
          <table:table-cell office:value-type="float" office:value="-0.00681622525684169" calcext:value-type="float">
            <text:p>-0.00681622525684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Pinus"</text:p>
          </table:table-cell>
          <table:table-cell office:value-type="float" office:value="-0.00759734033645787" calcext:value-type="float">
            <text:p>-0.00759734033645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Quercus"</text:p>
          </table:table-cell>
          <table:table-cell office:value-type="float" office:value="-0.00845231369098368" calcext:value-type="float">
            <text:p>-0.008452313690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conif"</text:p>
          </table:table-cell>
          <table:table-cell office:value-type="float" office:value="-0.00906200373044095" calcext:value-type="float">
            <text:p>-0.00906200373044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0928240516405657" calcext:value-type="float">
            <text:p>-0.0092824051640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Pinus"</text:p>
          </table:table-cell>
          <table:table-cell office:value-type="float" office:value="-0.0115316065562288" calcext:value-type="float">
            <text:p>-0.01153160655622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141542375948793" calcext:value-type="float">
            <text:p>-0.01415423759487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Quercus"</text:p>
          </table:table-cell>
          <table:table-cell office:value-type="float" office:value="-0.0143422787372917" calcext:value-type="float">
            <text:p>-0.01434227873729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0182150763389128" calcext:value-type="float">
            <text:p>-0.01821507633891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188003934319961" calcext:value-type="float">
            <text:p>-0.01880039343199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0188041200027059" calcext:value-type="float">
            <text:p>-0.01880412000270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211944856891799" calcext:value-type="float">
            <text:p>-0.021194485689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0217126748975779" calcext:value-type="float">
            <text:p>-0.02171267489757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Quercus"</text:p>
          </table:table-cell>
          <table:table-cell office:value-type="float" office:value="-0.0246885206148371" calcext:value-type="float">
            <text:p>-0.0246885206148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Pinus"</text:p>
          </table:table-cell>
          <table:table-cell office:value-type="float" office:value="-0.0286151986961148" calcext:value-type="float">
            <text:p>-0.0286151986961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Abies"</text:p>
          </table:table-cell>
          <table:table-cell office:value-type="float" office:value="-0.0288846524507192" calcext:value-type="float">
            <text:p>-0.02888465245071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Pinus"</text:p>
          </table:table-cell>
          <table:table-cell office:value-type="float" office:value="-0.0296853922940998" calcext:value-type="float">
            <text:p>-0.02968539229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Abies"</text:p>
          </table:table-cell>
          <table:table-cell office:value-type="float" office:value="-0.0337750501412807" calcext:value-type="float">
            <text:p>-0.0337750501412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conif"</text:p>
          </table:table-cell>
          <table:table-cell office:value-type="float" office:value="-0.0364401377692082" calcext:value-type="float">
            <text:p>-0.03644013776920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Prunus"</text:p>
          </table:table-cell>
          <table:table-cell office:value-type="float" office:value="-0.0373388814358303" calcext:value-type="float">
            <text:p>-0.0373388814358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Abies"</text:p>
          </table:table-cell>
          <table:table-cell office:value-type="float" office:value="-0.0395128851589818" calcext:value-type="float">
            <text:p>-0.03951288515898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Pinus"</text:p>
          </table:table-cell>
          <table:table-cell office:value-type="float" office:value="-0.0400923736121076" calcext:value-type="float">
            <text:p>-0.04009237361210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Quercus"</text:p>
          </table:table-cell>
          <table:table-cell office:value-type="float" office:value="-0.0404714925625548" calcext:value-type="float">
            <text:p>-0.0404714925625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Prunus"</text:p>
          </table:table-cell>
          <table:table-cell office:value-type="float" office:value="-0.0423756018770836" calcext:value-type="float">
            <text:p>-0.04237560187708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0447159767070036" calcext:value-type="float">
            <text:p>-0.04471597670700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464057859712399" calcext:value-type="float">
            <text:p>-0.0464057859712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Abies"</text:p>
          </table:table-cell>
          <table:table-cell office:value-type="float" office:value="-0.0480558083653829" calcext:value-type="float">
            <text:p>-0.0480558083653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Pinus"</text:p>
          </table:table-cell>
          <table:table-cell office:value-type="float" office:value="-0.0485103380181331" calcext:value-type="float">
            <text:p>-0.0485103380181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Pinus"</text:p>
          </table:table-cell>
          <table:table-cell office:value-type="float" office:value="-0.0495448961823654" calcext:value-type="float">
            <text:p>-0.04954489618236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499857719028873" calcext:value-type="float">
            <text:p>-0.04998577190288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Prunus"</text:p>
          </table:table-cell>
          <table:table-cell office:value-type="float" office:value="-0.0508576933349789" calcext:value-type="float">
            <text:p>-0.05085769333497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29338147616642" calcext:value-type="float">
            <text:p>-0.05293381476166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Prunus"</text:p>
          </table:table-cell>
          <table:table-cell office:value-type="float" office:value="-0.0530004368897331" calcext:value-type="float">
            <text:p>-0.0530004368897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Pinus"</text:p>
          </table:table-cell>
          <table:table-cell office:value-type="float" office:value="-0.0531846097613279" calcext:value-type="float">
            <text:p>-0.05318460976132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0590741066068145" calcext:value-type="float">
            <text:p>-0.0590741066068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593701613007421" calcext:value-type="float">
            <text:p>-0.05937016130074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Prunus"</text:p>
          </table:table-cell>
          <table:table-cell office:value-type="float" office:value="-0.0594459482053746" calcext:value-type="float">
            <text:p>-0.05944594820537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60505546720631" calcext:value-type="float">
            <text:p>-0.06050554672063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0605136982718121" calcext:value-type="float">
            <text:p>-0.06051369827181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Alnus"</text:p>
          </table:table-cell>
          <table:table-cell office:value-type="float" office:value="-0.0608721543527435" calcext:value-type="float">
            <text:p>-0.0608721543527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conif"</text:p>
          </table:table-cell>
          <table:table-cell office:value-type="float" office:value="-0.0636904248358577" calcext:value-type="float">
            <text:p>-0.0636904248358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Prunus"</text:p>
          </table:table-cell>
          <table:table-cell office:value-type="float" office:value="-0.0641668722061543" calcext:value-type="float">
            <text:p>-0.06416687220615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Prunus"</text:p>
          </table:table-cell>
          <table:table-cell office:value-type="float" office:value="-0.0647926791584427" calcext:value-type="float">
            <text:p>-0.06479267915844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Prunus"</text:p>
          </table:table-cell>
          <table:table-cell office:value-type="float" office:value="-0.0653106191657181" calcext:value-type="float">
            <text:p>-0.0653106191657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0653194180756306" calcext:value-type="float">
            <text:p>-0.06531941807563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065706341091093" calcext:value-type="float">
            <text:p>-0.06570634109109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59475808583631" calcext:value-type="float">
            <text:p>-0.06594758085836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59564655823228" calcext:value-type="float">
            <text:p>-0.06595646558232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Alnus"</text:p>
          </table:table-cell>
          <table:table-cell office:value-type="float" office:value="-0.066347162182265" calcext:value-type="float">
            <text:p>-0.06634716218226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Prunus"</text:p>
          </table:table-cell>
          <table:table-cell office:value-type="float" office:value="-0.0675863297741713" calcext:value-type="float">
            <text:p>-0.06758632977417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0678857528498364" calcext:value-type="float">
            <text:p>-0.06788575284983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0679946711264675" calcext:value-type="float">
            <text:p>-0.06799467112646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68791027097409" calcext:value-type="float">
            <text:p>-0.06879102709740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688002949019093" calcext:value-type="float">
            <text:p>-0.06880029490190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692078370747028" calcext:value-type="float">
            <text:p>-0.06920783707470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lnus"</text:p>
          </table:table-cell>
          <table:table-cell office:value-type="float" office:value="-0.0697579185925241" calcext:value-type="float">
            <text:p>-0.0697579185925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Prunus"</text:p>
          </table:table-cell>
          <table:table-cell office:value-type="float" office:value="-0.069974783844543" calcext:value-type="float">
            <text:p>-0.06997478384454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Prunus"</text:p>
          </table:table-cell>
          <table:table-cell office:value-type="float" office:value="-0.0701561223835193" calcext:value-type="float">
            <text:p>-0.0701561223835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Salix"</text:p>
          </table:table-cell>
          <table:table-cell office:value-type="float" office:value="-0.0704941785540801" calcext:value-type="float">
            <text:p>-0.0704941785540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Alnus"</text:p>
          </table:table-cell>
          <table:table-cell office:value-type="float" office:value="-0.0710013235545015" calcext:value-type="float">
            <text:p>-0.0710013235545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lnus"</text:p>
          </table:table-cell>
          <table:table-cell office:value-type="float" office:value="-0.0710108891390513" calcext:value-type="float">
            <text:p>-0.07101088913905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Prunus"</text:p>
          </table:table-cell>
          <table:table-cell office:value-type="float" office:value="-0.0712220543365689" calcext:value-type="float">
            <text:p>-0.07122205433656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712316496588595" calcext:value-type="float">
            <text:p>-0.0712316496588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4066251571802" calcext:value-type="float">
            <text:p>-0.071406625157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4162453455958" calcext:value-type="float">
            <text:p>-0.07141624534559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Alnus"</text:p>
          </table:table-cell>
          <table:table-cell office:value-type="float" office:value="-0.0714315258833121" calcext:value-type="float">
            <text:p>-0.07143152588331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71653594089694" calcext:value-type="float">
            <text:p>-0.0716535940896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Salix"</text:p>
          </table:table-cell>
          <table:table-cell office:value-type="float" office:value="-0.0717507070339028" calcext:value-type="float">
            <text:p>-0.0717507070339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Salix"</text:p>
          </table:table-cell>
          <table:table-cell office:value-type="float" office:value="-0.071760373578416" calcext:value-type="float">
            <text:p>-0.07176037357841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18392832387094" calcext:value-type="float">
            <text:p>-0.07183928323870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Salix"</text:p>
          </table:table-cell>
          <table:table-cell office:value-type="float" office:value="-0.0721854499332531" calcext:value-type="float">
            <text:p>-0.07218544993325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Alnus"</text:p>
          </table:table-cell>
          <table:table-cell office:value-type="float" office:value="-0.0741102975691575" calcext:value-type="float">
            <text:p>-0.07411029756915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741490468690637" calcext:value-type="float">
            <text:p>-0.07414904686906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743412029442521" calcext:value-type="float">
            <text:p>-0.07434120294425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Salix"</text:p>
          </table:table-cell>
          <table:table-cell office:value-type="float" office:value="-0.0746994254561068" calcext:value-type="float">
            <text:p>-0.07469942545610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750518943241471" calcext:value-type="float">
            <text:p>-0.07505189432414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Prunus"</text:p>
          </table:table-cell>
          <table:table-cell office:value-type="float" office:value="-0.0759836175418277" calcext:value-type="float">
            <text:p>-0.07598361754182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0773056937331226" calcext:value-type="float">
            <text:p>-0.07730569373312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lnus"</text:p>
          </table:table-cell>
          <table:table-cell office:value-type="float" office:value="-0.0775291284721638" calcext:value-type="float">
            <text:p>-0.07752912847216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Alnus"</text:p>
          </table:table-cell>
          <table:table-cell office:value-type="float" office:value="-0.0797895714738845" calcext:value-type="float">
            <text:p>-0.07978957147388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Alnus"</text:p>
          </table:table-cell>
          <table:table-cell office:value-type="float" office:value="-0.080818214676189" calcext:value-type="float">
            <text:p>-0.08081821467618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0809679195125774" calcext:value-type="float">
            <text:p>-0.08096791951257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810276537936375" calcext:value-type="float">
            <text:p>-0.08102765379363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0810577972128767" calcext:value-type="float">
            <text:p>-0.0810577972128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Salix"</text:p>
          </table:table-cell>
          <table:table-cell office:value-type="float" office:value="-0.0814180958166624" calcext:value-type="float">
            <text:p>-0.08141809581666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0817992652378681" calcext:value-type="float">
            <text:p>-0.0817992652378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Prunus"</text:p>
          </table:table-cell>
          <table:table-cell office:value-type="float" office:value="-0.0830002867507945" calcext:value-type="float">
            <text:p>-0.08300028675079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0843028345147993" calcext:value-type="float">
            <text:p>-0.08430283451479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Salix"</text:p>
          </table:table-cell>
          <table:table-cell office:value-type="float" office:value="-0.0845213039691164" calcext:value-type="float">
            <text:p>-0.0845213039691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Salix"</text:p>
          </table:table-cell>
          <table:table-cell office:value-type="float" office:value="-0.0849285805884598" calcext:value-type="float">
            <text:p>-0.0849285805884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lnus"</text:p>
          </table:table-cell>
          <table:table-cell office:value-type="float" office:value="-0.0870115345344554" calcext:value-type="float">
            <text:p>-0.0870115345344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Alnus"</text:p>
          </table:table-cell>
          <table:table-cell office:value-type="float" office:value="-0.0872370235417759" calcext:value-type="float">
            <text:p>-0.08723702354177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Prunus"</text:p>
          </table:table-cell>
          <table:table-cell office:value-type="float" office:value="-0.0873363317139437" calcext:value-type="float">
            <text:p>-0.0873363317139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Salix"</text:p>
          </table:table-cell>
          <table:table-cell office:value-type="float" office:value="-0.0876573862001969" calcext:value-type="float">
            <text:p>-0.0876573862001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bies"</text:p>
          </table:table-cell>
          <table:table-cell office:value-type="float" office:value="-0.0888414759742744" calcext:value-type="float">
            <text:p>-0.08884147597427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Prunus"</text:p>
          </table:table-cell>
          <table:table-cell office:value-type="float" office:value="-0.0888930643459529" calcext:value-type="float">
            <text:p>-0.08889306434595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889050403779522" calcext:value-type="float">
            <text:p>-0.08890504037795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894316740701418" calcext:value-type="float">
            <text:p>-0.0894316740701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conif"</text:p>
          </table:table-cell>
          <table:table-cell office:value-type="float" office:value="-0.0895301149340243" calcext:value-type="float">
            <text:p>-0.08953011493402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0898629086851031" calcext:value-type="float">
            <text:p>-0.08986290868510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Juniperus"</text:p>
          </table:table-cell>
          <table:table-cell office:value-type="float" office:value="-0.0921148712110335" calcext:value-type="float">
            <text:p>-0.09211487121103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925462773563727" calcext:value-type="float">
            <text:p>-0.09254627735637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Prunus"</text:p>
          </table:table-cell>
          <table:table-cell office:value-type="float" office:value="-0.0934161337167978" calcext:value-type="float">
            <text:p>-0.09341613371679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Pinus"</text:p>
          </table:table-cell>
          <table:table-cell office:value-type="float" office:value="-0.0938253240650087" calcext:value-type="float">
            <text:p>-0.09382532406500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Prunus"</text:p>
          </table:table-cell>
          <table:table-cell office:value-type="float" office:value="-0.0950812362103326" calcext:value-type="float">
            <text:p>-0.09508123621033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095094045937793" calcext:value-type="float">
            <text:p>-0.09509404593779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Juniperus"</text:p>
          </table:table-cell>
          <table:table-cell office:value-type="float" office:value="-0.0956573405305919" calcext:value-type="float">
            <text:p>-0.09565734053059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Alnus"</text:p>
          </table:table-cell>
          <table:table-cell office:value-type="float" office:value="-0.0983797544750185" calcext:value-type="float">
            <text:p>-0.09837975447501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Alnus"</text:p>
          </table:table-cell>
          <table:table-cell office:value-type="float" office:value="-0.0989887627617694" calcext:value-type="float">
            <text:p>-0.09898876276176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0991936715588919" calcext:value-type="float">
            <text:p>-0.09919367155889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0998958773736033" calcext:value-type="float">
            <text:p>-0.09989587737360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Alnus"</text:p>
          </table:table-cell>
          <table:table-cell office:value-type="float" office:value="-0.100262902211218" calcext:value-type="float">
            <text:p>-0.1002629022112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Quercus"</text:p>
          </table:table-cell>
          <table:table-cell office:value-type="float" office:value="-0.100687543969819" calcext:value-type="float">
            <text:p>-0.10068754396981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00870142323974" calcext:value-type="float">
            <text:p>-0.10087014232397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Alnus"</text:p>
          </table:table-cell>
          <table:table-cell office:value-type="float" office:value="-0.101156255780634" calcext:value-type="float">
            <text:p>-0.10115625578063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Quercus"</text:p>
          </table:table-cell>
          <table:table-cell office:value-type="float" office:value="-0.102754655725457" calcext:value-type="float">
            <text:p>-0.10275465572545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103217517620166" calcext:value-type="float">
            <text:p>-0.10321751762016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105219336382193" calcext:value-type="float">
            <text:p>-0.10521933638219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106849995361088" calcext:value-type="float">
            <text:p>-0.10684999536108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Prunus"</text:p>
          </table:table-cell>
          <table:table-cell office:value-type="float" office:value="-0.1074763265754" calcext:value-type="float">
            <text:p>-0.107476326575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07892082463825" calcext:value-type="float">
            <text:p>-0.1078920824638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0850785892505" calcext:value-type="float">
            <text:p>-0.108507858925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lnus"</text:p>
          </table:table-cell>
          <table:table-cell office:value-type="float" office:value="-0.108600095999198" calcext:value-type="float">
            <text:p>-0.10860009599919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08937714833924" calcext:value-type="float">
            <text:p>-0.10893771483392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09220025188627" calcext:value-type="float">
            <text:p>-0.10922002518862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09392045972642" calcext:value-type="float">
            <text:p>-0.10939204597264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09406783710087" calcext:value-type="float">
            <text:p>-0.1094067837100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Salix"</text:p>
          </table:table-cell>
          <table:table-cell office:value-type="float" office:value="-0.109746315727633" calcext:value-type="float">
            <text:p>-0.10974631572763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10054860559396" calcext:value-type="float">
            <text:p>-0.11005486055939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10848673846877" calcext:value-type="float">
            <text:p>-0.11084867384687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11254403985349" calcext:value-type="float">
            <text:p>-0.1125440398534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12760528291959" calcext:value-type="float">
            <text:p>-0.1127605282919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Pinus"</text:p>
          </table:table-cell>
          <table:table-cell office:value-type="float" office:value="-0.112838667881887" calcext:value-type="float">
            <text:p>-0.11283866788188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13887699807101" calcext:value-type="float">
            <text:p>-0.11388769980710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4215637766727" calcext:value-type="float">
            <text:p>-0.1142156377667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Alnus"</text:p>
          </table:table-cell>
          <table:table-cell office:value-type="float" office:value="-0.116160146532676" calcext:value-type="float">
            <text:p>-0.11616014653267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251482493748" calcext:value-type="float">
            <text:p>-0.1162514824937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267144362136" calcext:value-type="float">
            <text:p>-0.11626714436213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16521268251337" calcext:value-type="float">
            <text:p>-0.11652126825133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16823231264061" calcext:value-type="float">
            <text:p>-0.11682323126406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Juniperus"</text:p>
          </table:table-cell>
          <table:table-cell office:value-type="float" office:value="-0.116955858919325" calcext:value-type="float">
            <text:p>-0.11695585891932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117191955578979" calcext:value-type="float">
            <text:p>-0.11719195557897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Salix"</text:p>
          </table:table-cell>
          <table:table-cell office:value-type="float" office:value="-0.117386158815526" calcext:value-type="float">
            <text:p>-0.11738615881552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19215016449291" calcext:value-type="float">
            <text:p>-0.11921501644929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Juniperus"</text:p>
          </table:table-cell>
          <table:table-cell office:value-type="float" office:value="-0.121029036642112" calcext:value-type="float">
            <text:p>-0.1210290366421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21772187498609" calcext:value-type="float">
            <text:p>-0.12177218749860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22932137513022" calcext:value-type="float">
            <text:p>-0.12293213751302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Alnus"</text:p>
          </table:table-cell>
          <table:table-cell office:value-type="float" office:value="-0.124131070602174" calcext:value-type="float">
            <text:p>-0.12413107060217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Abies"</text:p>
          </table:table-cell>
          <table:table-cell office:value-type="float" office:value="-0.12535011693365" calcext:value-type="float">
            <text:p>-0.1253501169336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Quercus"</text:p>
          </table:table-cell>
          <table:table-cell office:value-type="float" office:value="-0.126139370674374" calcext:value-type="float">
            <text:p>-0.12613937067437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29483200600855" calcext:value-type="float">
            <text:p>-0.1294832006008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Juniperus"</text:p>
          </table:table-cell>
          <table:table-cell office:value-type="float" office:value="-0.130640606498833" calcext:value-type="float">
            <text:p>-0.13064060649883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Quercus"</text:p>
          </table:table-cell>
          <table:table-cell office:value-type="float" office:value="-0.130915647912971" calcext:value-type="float">
            <text:p>-0.1309156479129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Quercus"</text:p>
          </table:table-cell>
          <table:table-cell office:value-type="float" office:value="-0.131609561688673" calcext:value-type="float">
            <text:p>-0.13160956168867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Juniperus"</text:p>
          </table:table-cell>
          <table:table-cell office:value-type="float" office:value="-0.131914718778071" calcext:value-type="float">
            <text:p>-0.13191471877807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Alnus"</text:p>
          </table:table-cell>
          <table:table-cell office:value-type="float" office:value="-0.133643572550758" calcext:value-type="float">
            <text:p>-0.13364357255075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34059047204055" calcext:value-type="float">
            <text:p>-0.13405904720405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Salix"</text:p>
          </table:table-cell>
          <table:table-cell office:value-type="float" office:value="-0.134406459091893" calcext:value-type="float">
            <text:p>-0.13440645909189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Salix"</text:p>
          </table:table-cell>
          <table:table-cell office:value-type="float" office:value="-0.135054113655965" calcext:value-type="float">
            <text:p>-0.13505411365596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Juniperus"</text:p>
          </table:table-cell>
          <table:table-cell office:value-type="float" office:value="-0.137602454493349" calcext:value-type="float">
            <text:p>-0.13760245449334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Quercus"</text:p>
          </table:table-cell>
          <table:table-cell office:value-type="float" office:value="-0.138425109772436" calcext:value-type="float">
            <text:p>-0.1384251097724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lnus"</text:p>
          </table:table-cell>
          <table:table-cell office:value-type="float" office:value="-0.142023702881212" calcext:value-type="float">
            <text:p>-0.14202370288121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2465229904086" calcext:value-type="float">
            <text:p>-0.14246522990408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Juniperus"</text:p>
          </table:table-cell>
          <table:table-cell office:value-type="float" office:value="-0.142834426280642" calcext:value-type="float">
            <text:p>-0.14283442628064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Prunus"</text:p>
          </table:table-cell>
          <table:table-cell office:value-type="float" office:value="-0.143373259414608" calcext:value-type="float">
            <text:p>-0.1433732594146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Salix"</text:p>
          </table:table-cell>
          <table:table-cell office:value-type="float" office:value="-0.143374179539604" calcext:value-type="float">
            <text:p>-0.1433741795396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Salix"</text:p>
          </table:table-cell>
          <table:table-cell office:value-type="float" office:value="-0.143522692073166" calcext:value-type="float">
            <text:p>-0.14352269207316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44216738242111" calcext:value-type="float">
            <text:p>-0.14421673824211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44540432950608" calcext:value-type="float">
            <text:p>-0.14454043295060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14460429145354" calcext:value-type="float">
            <text:p>-0.144604291453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145393166007439" calcext:value-type="float">
            <text:p>-0.14539316600743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Prunus"</text:p>
          </table:table-cell>
          <table:table-cell office:value-type="float" office:value="-0.145699870119631" calcext:value-type="float">
            <text:p>-0.14569987011963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Prunus"</text:p>
          </table:table-cell>
          <table:table-cell office:value-type="float" office:value="-0.145928826234374" calcext:value-type="float">
            <text:p>-0.14592882623437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Prunus"</text:p>
          </table:table-cell>
          <table:table-cell office:value-type="float" office:value="-0.145948486354154" calcext:value-type="float">
            <text:p>-0.14594848635415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Quercus"</text:p>
          </table:table-cell>
          <table:table-cell office:value-type="float" office:value="-0.146012817335873" calcext:value-type="float">
            <text:p>-0.14601281733587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reabasal_Arbutus"</text:p>
          </table:table-cell>
          <table:table-cell office:value-type="float" office:value="-0.146813019904911" calcext:value-type="float">
            <text:p>-0.14681301990491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146955587475366" calcext:value-type="float">
            <text:p>-0.14695558747536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Prunus"</text:p>
          </table:table-cell>
          <table:table-cell office:value-type="float" office:value="-0.148296907776739" calcext:value-type="float">
            <text:p>-0.14829690777673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4831688693401" calcext:value-type="float">
            <text:p>-0.1483168869340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49195449830423" calcext:value-type="float">
            <text:p>-0.1491954498304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Quercus"</text:p>
          </table:table-cell>
          <table:table-cell office:value-type="float" office:value="-0.149530664085589" calcext:value-type="float">
            <text:p>-0.14953066408558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Juniperus"</text:p>
          </table:table-cell>
          <table:table-cell office:value-type="float" office:value="-0.151910920243386" calcext:value-type="float">
            <text:p>-0.15191092024338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reabasal_Arbutus"</text:p>
          </table:table-cell>
          <table:table-cell office:value-type="float" office:value="-0.151926021746951" calcext:value-type="float">
            <text:p>-0.1519260217469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Juniperus"</text:p>
          </table:table-cell>
          <table:table-cell office:value-type="float" office:value="-0.153259859727381" calcext:value-type="float">
            <text:p>-0.15325985972738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54391423663677" calcext:value-type="float">
            <text:p>-0.15439142366367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158226762507923" calcext:value-type="float">
            <text:p>-0.1582267625079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60708244443435" calcext:value-type="float">
            <text:p>-0.16070824444343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160756315054975" calcext:value-type="float">
            <text:p>-0.1607563150549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Juniperus"</text:p>
          </table:table-cell>
          <table:table-cell office:value-type="float" office:value="-0.16393388130333" calcext:value-type="float">
            <text:p>-0.1639338813033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reabasal_Salix"</text:p>
          </table:table-cell>
          <table:table-cell office:value-type="float" office:value="-0.163991288162254" calcext:value-type="float">
            <text:p>-0.16399128816225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Alnus"</text:p>
          </table:table-cell>
          <table:table-cell office:value-type="float" office:value="-0.165590663115687" calcext:value-type="float">
            <text:p>-0.16559066311568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65609924516614" calcext:value-type="float">
            <text:p>-0.16560992451661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65615524590879" calcext:value-type="float">
            <text:p>-0.16561552459087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166475500403005" calcext:value-type="float">
            <text:p>-0.16647550040300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66652480968546" calcext:value-type="float">
            <text:p>-0.1666524809685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conif"</text:p>
          </table:table-cell>
          <table:table-cell office:value-type="float" office:value="-0.167042161091294" calcext:value-type="float">
            <text:p>-0.16704216109129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167156019644664" calcext:value-type="float">
            <text:p>-0.16715601964466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168170227967303" calcext:value-type="float">
            <text:p>-0.16817022796730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Alnus"</text:p>
          </table:table-cell>
          <table:table-cell office:value-type="float" office:value="-0.168277810014836" calcext:value-type="float">
            <text:p>-0.16827781001483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Salix"</text:p>
          </table:table-cell>
          <table:table-cell office:value-type="float" office:value="-0.169088649332903" calcext:value-type="float">
            <text:p>-0.16908864933290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mean_Altura_Pinus"</text:p>
          </table:table-cell>
          <table:table-cell office:value-type="float" office:value="-0.169140436650211" calcext:value-type="float">
            <text:p>-0.16914043665021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70661167165829" calcext:value-type="float">
            <text:p>-0.17066116716582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17116057285506" calcext:value-type="float">
            <text:p>-0.1711605728550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reabasal_Abies"</text:p>
          </table:table-cell>
          <table:table-cell office:value-type="float" office:value="-0.171375835811925" calcext:value-type="float">
            <text:p>-0.1713758358119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71967450467094" calcext:value-type="float">
            <text:p>-0.17196745046709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172547639074412" calcext:value-type="float">
            <text:p>-0.17254763907441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Juniperus"</text:p>
          </table:table-cell>
          <table:table-cell office:value-type="float" office:value="-0.172694662869628" calcext:value-type="float">
            <text:p>-0.17269466286962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Alnus"</text:p>
          </table:table-cell>
          <table:table-cell office:value-type="float" office:value="-0.172730396554411" calcext:value-type="float">
            <text:p>-0.17273039655441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Quercus"</text:p>
          </table:table-cell>
          <table:table-cell office:value-type="float" office:value="-0.173212211979404" calcext:value-type="float">
            <text:p>-0.17321221197940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bies"</text:p>
          </table:table-cell>
          <table:table-cell office:value-type="float" office:value="-0.173594171153904" calcext:value-type="float">
            <text:p>-0.173594171153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conif"</text:p>
          </table:table-cell>
          <table:table-cell office:value-type="float" office:value="-0.173738279855098" calcext:value-type="float">
            <text:p>-0.17373827985509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reabasal_Pinus"</text:p>
          </table:table-cell>
          <table:table-cell office:value-type="float" office:value="-0.175413542309616" calcext:value-type="float">
            <text:p>-0.1754135423096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75533404530565" calcext:value-type="float">
            <text:p>-0.17553340453056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177604849032077" calcext:value-type="float">
            <text:p>-0.17760484903207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178064469860658" calcext:value-type="float">
            <text:p>-0.17806446986065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Alnus"</text:p>
          </table:table-cell>
          <table:table-cell office:value-type="float" office:value="-0.178280326532863" calcext:value-type="float">
            <text:p>-0.17828032653286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78834569100928" calcext:value-type="float">
            <text:p>-0.17883456910092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179298016041346" calcext:value-type="float">
            <text:p>-0.17929801604134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179877173619255" calcext:value-type="float">
            <text:p>-0.1798771736192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Salix"</text:p>
          </table:table-cell>
          <table:table-cell office:value-type="float" office:value="-0.180161986264226" calcext:value-type="float">
            <text:p>-0.1801619862642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latif"</text:p>
          </table:table-cell>
          <table:table-cell office:value-type="float" office:value="-0.180482286947115" calcext:value-type="float">
            <text:p>-0.1804822869471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lnus"</text:p>
          </table:table-cell>
          <table:table-cell office:value-type="float" office:value="-0.181173396815982" calcext:value-type="float">
            <text:p>-0.18117339681598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181736633437033" calcext:value-type="float">
            <text:p>-0.18173663343703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182207601031005" calcext:value-type="float">
            <text:p>-0.18220760103100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Salix"</text:p>
          </table:table-cell>
          <table:table-cell office:value-type="float" office:value="-0.183085591458054" calcext:value-type="float">
            <text:p>-0.1830855914580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latif"</text:p>
          </table:table-cell>
          <table:table-cell office:value-type="float" office:value="-0.188417838331906" calcext:value-type="float">
            <text:p>-0.1884178383319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"prop_Quercus"</text:p>
          </table:table-cell>
          <table:table-cell office:value-type="string" calcext:value-type="string">
            <text:p>"prop_Salix"</text:p>
          </table:table-cell>
          <table:table-cell office:value-type="float" office:value="-0.189310076844997" calcext:value-type="float">
            <text:p>-0.18931007684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prop_Abies"</text:p>
          </table:table-cell>
          <table:table-cell office:value-type="float" office:value="-0.189448558170214" calcext:value-type="float">
            <text:p>-0.18944855817021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reabasal_Abies"</text:p>
          </table:table-cell>
          <table:table-cell office:value-type="float" office:value="-0.192384913801545" calcext:value-type="float">
            <text:p>-0.19238491380154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192819580007364" calcext:value-type="float">
            <text:p>-0.1928195800073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194109884909148" calcext:value-type="float">
            <text:p>-0.19410988490914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Prunus"</text:p>
          </table:table-cell>
          <table:table-cell office:value-type="float" office:value="-0.194561813689271" calcext:value-type="float">
            <text:p>-0.19456181368927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19550686835404" calcext:value-type="float">
            <text:p>-0.1955068683540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8029794521177" calcext:value-type="float">
            <text:p>-0.19802979452117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8056473893448" calcext:value-type="float">
            <text:p>-0.19805647389344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199229671854611" calcext:value-type="float">
            <text:p>-0.1992296718546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latif"</text:p>
          </table:table-cell>
          <table:table-cell office:value-type="float" office:value="-0.201052861454353" calcext:value-type="float">
            <text:p>-0.20105286145435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02143214451658" calcext:value-type="float">
            <text:p>-0.20214321445165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Pinus"</text:p>
          </table:table-cell>
          <table:table-cell office:value-type="float" office:value="-0.202439029771095" calcext:value-type="float">
            <text:p>-0.2024390297710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prop_Abies"</text:p>
          </table:table-cell>
          <table:table-cell office:value-type="float" office:value="-0.20263676633968" calcext:value-type="float">
            <text:p>-0.202636766339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Arbutus"</text:p>
          </table:table-cell>
          <table:table-cell office:value-type="float" office:value="-0.202994538366304" calcext:value-type="float">
            <text:p>-0.2029945383663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conif"</text:p>
          </table:table-cell>
          <table:table-cell office:value-type="float" office:value="-0.20362109719529" calcext:value-type="float">
            <text:p>-0.2036210971952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Juniperus"</text:p>
          </table:table-cell>
          <table:table-cell office:value-type="float" office:value="-0.204094268668537" calcext:value-type="float">
            <text:p>-0.20409426866853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Juniperus"</text:p>
          </table:table-cell>
          <table:table-cell office:value-type="float" office:value="-0.204865202109924" calcext:value-type="float">
            <text:p>-0.20486520210992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06168168725266" calcext:value-type="float">
            <text:p>-0.2061681687252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mean_Altura_Abies"</text:p>
          </table:table-cell>
          <table:table-cell office:value-type="float" office:value="-0.206950738444944" calcext:value-type="float">
            <text:p>-0.2069507384449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conif"</text:p>
          </table:table-cell>
          <table:table-cell office:value-type="float" office:value="-0.207980358551661" calcext:value-type="float">
            <text:p>-0.2079803585516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Pinus"</text:p>
          </table:table-cell>
          <table:table-cell office:value-type="float" office:value="-0.209988177201653" calcext:value-type="float">
            <text:p>-0.20998817720165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21099970342758" calcext:value-type="float">
            <text:p>-0.210999703427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"prop_Prunus"</text:p>
          </table:table-cell>
          <table:table-cell office:value-type="string" calcext:value-type="string">
            <text:p>"prop_Arbutus"</text:p>
          </table:table-cell>
          <table:table-cell office:value-type="float" office:value="-0.213523518993569" calcext:value-type="float">
            <text:p>-0.21352351899356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"mean_Altura_Prunus"</text:p>
          </table:table-cell>
          <table:table-cell office:value-type="string" calcext:value-type="string">
            <text:p>"prop_Arbutus"</text:p>
          </table:table-cell>
          <table:table-cell office:value-type="float" office:value="-0.217329484085021" calcext:value-type="float">
            <text:p>-0.2173294840850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"mean_coberturacopa_Prunus"</text:p>
          </table:table-cell>
          <table:table-cell office:value-type="string" calcext:value-type="string">
            <text:p>"prop_Arbutus"</text:p>
          </table:table-cell>
          <table:table-cell office:value-type="float" office:value="-0.217358763589277" calcext:value-type="float">
            <text:p>-0.21735876358927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Juniperus"</text:p>
          </table:table-cell>
          <table:table-cell office:value-type="float" office:value="-0.217711290111679" calcext:value-type="float">
            <text:p>-0.21771129011167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"mean_areabasal_Prunus"</text:p>
          </table:table-cell>
          <table:table-cell office:value-type="string" calcext:value-type="string">
            <text:p>"prop_Arbutus"</text:p>
          </table:table-cell>
          <table:table-cell office:value-type="float" office:value="-0.218646299680731" calcext:value-type="float">
            <text:p>-0.21864629968073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Juniperus"</text:p>
          </table:table-cell>
          <table:table-cell office:value-type="float" office:value="-0.219927600160413" calcext:value-type="float">
            <text:p>-0.21992760016041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21619027990797" calcext:value-type="float">
            <text:p>-0.22161902799079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mean_Altura_Arbutus"</text:p>
          </table:table-cell>
          <table:table-cell office:value-type="float" office:value="-0.222541097163876" calcext:value-type="float">
            <text:p>-0.22254109716387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23342718485044" calcext:value-type="float">
            <text:p>-0.22334271848504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24711496950975" calcext:value-type="float">
            <text:p>-0.2247114969509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Arbutus"</text:p>
          </table:table-cell>
          <table:table-cell office:value-type="float" office:value="-0.225918316347905" calcext:value-type="float">
            <text:p>-0.2259183163479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"mean_areabasal_Alnus"</text:p>
          </table:table-cell>
          <table:table-cell office:value-type="string" calcext:value-type="string">
            <text:p>"prop_Arbutus"</text:p>
          </table:table-cell>
          <table:table-cell office:value-type="float" office:value="-0.226261012147968" calcext:value-type="float">
            <text:p>-0.22626101214796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Salix"</text:p>
          </table:table-cell>
          <table:table-cell office:value-type="float" office:value="-0.227660600303602" calcext:value-type="float">
            <text:p>-0.22766060030360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Quercus"</text:p>
          </table:table-cell>
          <table:table-cell office:value-type="float" office:value="-0.2285898438179" calcext:value-type="float">
            <text:p>-0.228589843817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Salix"</text:p>
          </table:table-cell>
          <table:table-cell office:value-type="float" office:value="-0.231845721411147" calcext:value-type="float">
            <text:p>-0.2318457214111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Juniperus"</text:p>
          </table:table-cell>
          <table:table-cell office:value-type="float" office:value="-0.23248727011132" calcext:value-type="float">
            <text:p>-0.232487270111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prop_Abies"</text:p>
          </table:table-cell>
          <table:table-cell office:value-type="float" office:value="-0.233135909278059" calcext:value-type="float">
            <text:p>-0.23313590927805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23326073565121" calcext:value-type="float">
            <text:p>-0.2332607356512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mean_Altura_Arbutus"</text:p>
          </table:table-cell>
          <table:table-cell office:value-type="float" office:value="-0.234400329392728" calcext:value-type="float">
            <text:p>-0.2344003293927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Salix"</text:p>
          </table:table-cell>
          <table:table-cell office:value-type="float" office:value="-0.23512792340935" calcext:value-type="float">
            <text:p>-0.235127923409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latif"</text:p>
          </table:table-cell>
          <table:table-cell office:value-type="float" office:value="-0.23601272122822" calcext:value-type="float">
            <text:p>-0.236012721228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Pinus"</text:p>
          </table:table-cell>
          <table:table-cell office:value-type="float" office:value="-0.236036587323786" calcext:value-type="float">
            <text:p>-0.23603658732378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Alnus"</text:p>
          </table:table-cell>
          <table:table-cell office:value-type="float" office:value="-0.24193175085071" calcext:value-type="float">
            <text:p>-0.2419317508507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mean_Altura_Arbutus"</text:p>
          </table:table-cell>
          <table:table-cell office:value-type="float" office:value="-0.242683874640786" calcext:value-type="float">
            <text:p>-0.24268387464078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Altura_Salix"</text:p>
          </table:table-cell>
          <table:table-cell office:value-type="float" office:value="-0.243312786040616" calcext:value-type="float">
            <text:p>-0.2433127860406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"mean_areabasal_Salix"</text:p>
          </table:table-cell>
          <table:table-cell office:value-type="string" calcext:value-type="string">
            <text:p>"prop_Arbutus"</text:p>
          </table:table-cell>
          <table:table-cell office:value-type="float" office:value="-0.244229621867166" calcext:value-type="float">
            <text:p>-0.2442296218671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Salix"</text:p>
          </table:table-cell>
          <table:table-cell office:value-type="float" office:value="-0.244485219548952" calcext:value-type="float">
            <text:p>-0.2444852195489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"mean_Altura_Alnus"</text:p>
          </table:table-cell>
          <table:table-cell office:value-type="string" calcext:value-type="string">
            <text:p>"prop_Arbutus"</text:p>
          </table:table-cell>
          <table:table-cell office:value-type="float" office:value="-0.246611545592982" calcext:value-type="float">
            <text:p>-0.2466115455929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"prop_Juniperus"</text:p>
          </table:table-cell>
          <table:table-cell office:value-type="string" calcext:value-type="string">
            <text:p>"prop_Abies"</text:p>
          </table:table-cell>
          <table:table-cell office:value-type="float" office:value="-0.247754714112217" calcext:value-type="float">
            <text:p>-0.2477547141122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Arbutus"</text:p>
          </table:table-cell>
          <table:table-cell office:value-type="float" office:value="-0.249105007336907" calcext:value-type="float">
            <text:p>-0.24910500733690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250499131967464" calcext:value-type="float">
            <text:p>-0.25049913196746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reabasal_Pinus"</text:p>
          </table:table-cell>
          <table:table-cell office:value-type="float" office:value="-0.250845894394074" calcext:value-type="float">
            <text:p>-0.25084589439407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Arbutus"</text:p>
          </table:table-cell>
          <table:table-cell office:value-type="float" office:value="-0.253948644944213" calcext:value-type="float">
            <text:p>-0.25394864494421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253975153773869" calcext:value-type="float">
            <text:p>-0.25397515377386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"mean_coberturacopa_Alnus"</text:p>
          </table:table-cell>
          <table:table-cell office:value-type="string" calcext:value-type="string">
            <text:p>"prop_Arbutus"</text:p>
          </table:table-cell>
          <table:table-cell office:value-type="float" office:value="-0.257244637249941" calcext:value-type="float">
            <text:p>-0.2572446372499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"mean_coberturacopa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258757794578611" calcext:value-type="float">
            <text:p>-0.2587577945786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259093340421984" calcext:value-type="float">
            <text:p>-0.25909334042198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602736720566" calcext:value-type="float">
            <text:p>-0.260273672056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mean_Altura_Arbutus"</text:p>
          </table:table-cell>
          <table:table-cell office:value-type="float" office:value="-0.261072098859382" calcext:value-type="float">
            <text:p>-0.26107209885938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62641219670575" calcext:value-type="float">
            <text:p>-0.2626412196705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conif"</text:p>
          </table:table-cell>
          <table:table-cell office:value-type="float" office:value="-0.264066239517864" calcext:value-type="float">
            <text:p>-0.26406623951786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"prop_Alnus"</text:p>
          </table:table-cell>
          <table:table-cell office:value-type="string" calcext:value-type="string">
            <text:p>"prop_Arbutus"</text:p>
          </table:table-cell>
          <table:table-cell office:value-type="float" office:value="-0.265510059853887" calcext:value-type="float">
            <text:p>-0.2655100598538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coberturacopa"</text:p>
          </table:table-cell>
          <table:table-cell office:value-type="float" office:value="-0.265872358908385" calcext:value-type="float">
            <text:p>-0.26587235890838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"mean_coberturacopa_Salix"</text:p>
          </table:table-cell>
          <table:table-cell office:value-type="string" calcext:value-type="string">
            <text:p>"prop_Arbutus"</text:p>
          </table:table-cell>
          <table:table-cell office:value-type="float" office:value="-0.266335484511123" calcext:value-type="float">
            <text:p>-0.26633548451112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"mean_Altura_Salix"</text:p>
          </table:table-cell>
          <table:table-cell office:value-type="string" calcext:value-type="string">
            <text:p>"prop_Arbutus"</text:p>
          </table:table-cell>
          <table:table-cell office:value-type="float" office:value="-0.267025688681616" calcext:value-type="float">
            <text:p>-0.2670256886816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Salix"</text:p>
          </table:table-cell>
          <table:table-cell office:value-type="float" office:value="-0.268312385817805" calcext:value-type="float">
            <text:p>-0.26831238581780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27254220397656" calcext:value-type="float">
            <text:p>-0.2725422039765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273289874180118" calcext:value-type="float">
            <text:p>-0.2732898741801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mean_coberturacopa_Arbutus"</text:p>
          </table:table-cell>
          <table:table-cell office:value-type="float" office:value="-0.273298768886012" calcext:value-type="float">
            <text:p>-0.27329876888601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74036037285994" calcext:value-type="float">
            <text:p>-0.27403603728599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276071976541699" calcext:value-type="float">
            <text:p>-0.27607197654169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277724725905174" calcext:value-type="float">
            <text:p>-0.27772472590517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"mean_areabasal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278316409373803" calcext:value-type="float">
            <text:p>-0.27831640937380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280551975243" calcext:value-type="float">
            <text:p>-0.28055197524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mean_coberturacopa_Pinus"</text:p>
          </table:table-cell>
          <table:table-cell office:value-type="float" office:value="-0.280758795838663" calcext:value-type="float">
            <text:p>-0.2807587958386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Pinus"</text:p>
          </table:table-cell>
          <table:table-cell office:value-type="float" office:value="-0.283091963979818" calcext:value-type="float">
            <text:p>-0.2830919639798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Pinus"</text:p>
          </table:table-cell>
          <table:table-cell office:value-type="float" office:value="-0.283220054157212" calcext:value-type="float">
            <text:p>-0.2832200541572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Abies"</text:p>
          </table:table-cell>
          <table:table-cell office:value-type="float" office:value="-0.283224931983692" calcext:value-type="float">
            <text:p>-0.2832249319836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"mean_areabasal_Abies"</text:p>
          </table:table-cell>
          <table:table-cell office:value-type="string" calcext:value-type="string">
            <text:p>"prop_Arbutus"</text:p>
          </table:table-cell>
          <table:table-cell office:value-type="float" office:value="-0.286515797742928" calcext:value-type="float">
            <text:p>-0.28651579774292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mean_areabasal_Pinus"</text:p>
          </table:table-cell>
          <table:table-cell office:value-type="float" office:value="-0.290597321284515" calcext:value-type="float">
            <text:p>-0.29059732128451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mean_Altura_Pinus"</text:p>
          </table:table-cell>
          <table:table-cell office:value-type="float" office:value="-0.29142020848857" calcext:value-type="float">
            <text:p>-0.291420208488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Pinus"</text:p>
          </table:table-cell>
          <table:table-cell office:value-type="float" office:value="-0.292188446462967" calcext:value-type="float">
            <text:p>-0.29218844646296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Pinus"</text:p>
          </table:table-cell>
          <table:table-cell office:value-type="float" office:value="-0.294976853870654" calcext:value-type="float">
            <text:p>-0.29497685387065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"mean_Altura_Juniperus"</text:p>
          </table:table-cell>
          <table:table-cell office:value-type="string" calcext:value-type="string">
            <text:p>"total_mean_Altura"</text:p>
          </table:table-cell>
          <table:table-cell office:value-type="float" office:value="-0.298866972088202" calcext:value-type="float">
            <text:p>-0.2988669720882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03283265318634" calcext:value-type="float">
            <text:p>-0.30328326531863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prop_Abies"</text:p>
          </table:table-cell>
          <table:table-cell office:value-type="float" office:value="-0.311002955393477" calcext:value-type="float">
            <text:p>-0.31100295539347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11076971312571" calcext:value-type="float">
            <text:p>-0.3110769713125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latif"</text:p>
          </table:table-cell>
          <table:table-cell office:value-type="float" office:value="-0.312557699168127" calcext:value-type="float">
            <text:p>-0.3125576991681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prop_Abies"</text:p>
          </table:table-cell>
          <table:table-cell office:value-type="float" office:value="-0.316049801704055" calcext:value-type="float">
            <text:p>-0.31604980170405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Altura"</text:p>
          </table:table-cell>
          <table:table-cell office:value-type="float" office:value="-0.32014160378133" calcext:value-type="float">
            <text:p>-0.3201416037813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27761967621558" calcext:value-type="float">
            <text:p>-0.32776196762155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coberturacopa_Abies"</text:p>
          </table:table-cell>
          <table:table-cell office:value-type="float" office:value="-0.328423503239874" calcext:value-type="float">
            <text:p>-0.32842350323987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mean_Altura_Abies"</text:p>
          </table:table-cell>
          <table:table-cell office:value-type="float" office:value="-0.328498116404839" calcext:value-type="float">
            <text:p>-0.32849811640483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Juniperus"</text:p>
          </table:table-cell>
          <table:table-cell office:value-type="float" office:value="-0.333146786196198" calcext:value-type="float">
            <text:p>-0.3331467861961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conif"</text:p>
          </table:table-cell>
          <table:table-cell office:value-type="float" office:value="-0.33879956695131" calcext:value-type="float">
            <text:p>-0.3387995669513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"mean_coberturacopa_Pinus"</text:p>
          </table:table-cell>
          <table:table-cell office:value-type="string" calcext:value-type="string">
            <text:p>"prop_Quercus"</text:p>
          </table:table-cell>
          <table:table-cell office:value-type="float" office:value="-0.347511513911488" calcext:value-type="float">
            <text:p>-0.3475115139114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"mean_areabasal_Pinus"</text:p>
          </table:table-cell>
          <table:table-cell office:value-type="string" calcext:value-type="string">
            <text:p>"prop_Quercus"</text:p>
          </table:table-cell>
          <table:table-cell office:value-type="float" office:value="-0.357836942267545" calcext:value-type="float">
            <text:p>-0.3578369422675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Pinus"</text:p>
          </table:table-cell>
          <table:table-cell office:value-type="float" office:value="-0.364891075793897" calcext:value-type="float">
            <text:p>-0.36489107579389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mean_Altura_Arbutus"</text:p>
          </table:table-cell>
          <table:table-cell office:value-type="float" office:value="-0.370862556940508" calcext:value-type="float">
            <text:p>-0.3708625569405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mean_Altura_Abies"</text:p>
          </table:table-cell>
          <table:table-cell office:value-type="float" office:value="-0.374637953297879" calcext:value-type="float">
            <text:p>-0.37463795329787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75477527296844" calcext:value-type="float">
            <text:p>-0.3754775272968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"mean_areabasal_Quercus"</text:p>
          </table:table-cell>
          <table:table-cell office:value-type="string" calcext:value-type="string">
            <text:p>"prop_Abies"</text:p>
          </table:table-cell>
          <table:table-cell office:value-type="float" office:value="-0.378803905321624" calcext:value-type="float">
            <text:p>-0.3788039053216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latif"</text:p>
          </table:table-cell>
          <table:table-cell office:value-type="float" office:value="-0.384654610098315" calcext:value-type="float">
            <text:p>-0.3846546100983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397464030717789" calcext:value-type="float">
            <text:p>-0.3974640307177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"mean_coberturacopa_Abies"</text:p>
          </table:table-cell>
          <table:table-cell office:value-type="string" calcext:value-type="string">
            <text:p>"prop_Arbutus"</text:p>
          </table:table-cell>
          <table:table-cell office:value-type="float" office:value="-0.40700627075444" calcext:value-type="float">
            <text:p>-0.407006270754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"mean_Altura_Abies"</text:p>
          </table:table-cell>
          <table:table-cell office:value-type="string" calcext:value-type="string">
            <text:p>"prop_Arbutus"</text:p>
          </table:table-cell>
          <table:table-cell office:value-type="float" office:value="-0.411149611631745" calcext:value-type="float">
            <text:p>-0.4111496116317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"mean_Altura_Quercus"</text:p>
          </table:table-cell>
          <table:table-cell office:value-type="string" calcext:value-type="string">
            <text:p>"prop_conif"</text:p>
          </table:table-cell>
          <table:table-cell office:value-type="float" office:value="-0.420913098226024" calcext:value-type="float">
            <text:p>-0.4209130982260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prop_Abies"</text:p>
          </table:table-cell>
          <table:table-cell office:value-type="float" office:value="-0.422040339398972" calcext:value-type="float">
            <text:p>-0.42204033939897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"mean_areabasal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422599094832178" calcext:value-type="float">
            <text:p>-0.42259909483217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"mean_Altura_Pinus"</text:p>
          </table:table-cell>
          <table:table-cell office:value-type="string" calcext:value-type="string">
            <text:p>"prop_Quercus"</text:p>
          </table:table-cell>
          <table:table-cell office:value-type="float" office:value="-0.42351096225446" calcext:value-type="float">
            <text:p>-0.423510962254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"mean_coberturacopa_Quercus"</text:p>
          </table:table-cell>
          <table:table-cell office:value-type="string" calcext:value-type="string">
            <text:p>"prop_Abies"</text:p>
          </table:table-cell>
          <table:table-cell office:value-type="float" office:value="-0.448509867521856" calcext:value-type="float">
            <text:p>-0.44850986752185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areabasal"</text:p>
          </table:table-cell>
          <table:table-cell office:value-type="float" office:value="-0.449598564370172" calcext:value-type="float">
            <text:p>-0.4495985643701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"prop_Arbutus"</text:p>
          </table:table-cell>
          <table:table-cell office:value-type="string" calcext:value-type="string">
            <text:p>"prop_Abies"</text:p>
          </table:table-cell>
          <table:table-cell office:value-type="float" office:value="-0.463171763857167" calcext:value-type="float">
            <text:p>-0.46317176385716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"mean_coberturacopa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472128429605217" calcext:value-type="float">
            <text:p>-0.4721284296052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Arbutus"</text:p>
          </table:table-cell>
          <table:table-cell office:value-type="float" office:value="-0.475162870258842" calcext:value-type="float">
            <text:p>-0.4751628702588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"prop_Quercus"</text:p>
          </table:table-cell>
          <table:table-cell office:value-type="string" calcext:value-type="string">
            <text:p>"prop_Abies"</text:p>
          </table:table-cell>
          <table:table-cell office:value-type="float" office:value="-0.498863022824858" calcext:value-type="float">
            <text:p>-0.4988630228248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latif"</text:p>
          </table:table-cell>
          <table:table-cell office:value-type="float" office:value="-0.504260824823737" calcext:value-type="float">
            <text:p>-0.50426082482373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"total_mean_coberturacopa"</text:p>
          </table:table-cell>
          <table:table-cell office:value-type="string" calcext:value-type="string">
            <text:p>"prop_Quercus"</text:p>
          </table:table-cell>
          <table:table-cell office:value-type="float" office:value="-0.514213221972291" calcext:value-type="float">
            <text:p>-0.51421322197229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Quercus"</text:p>
          </table:table-cell>
          <table:table-cell office:value-type="float" office:value="-0.538305705949767" calcext:value-type="float">
            <text:p>-0.53830570594976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"mean_Altura_Arbutus"</text:p>
          </table:table-cell>
          <table:table-cell office:value-type="string" calcext:value-type="string">
            <text:p>"total_mean_Altura"</text:p>
          </table:table-cell>
          <table:table-cell office:value-type="float" office:value="-0.540165724116218" calcext:value-type="float">
            <text:p>-0.5401657241162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"prop_Abies"</text:p>
          </table:table-cell>
          <table:table-cell office:value-type="string" calcext:value-type="string">
            <text:p>"prop_latif"</text:p>
          </table:table-cell>
          <table:table-cell office:value-type="float" office:value="-0.572015622314995" calcext:value-type="float">
            <text:p>-0.5720156223149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latif"</text:p>
          </table:table-cell>
          <table:table-cell office:value-type="float" office:value="-0.593193140490884" calcext:value-type="float">
            <text:p>-0.5931931404908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"total_mean_Altura"</text:p>
          </table:table-cell>
          <table:table-cell office:value-type="string" calcext:value-type="string">
            <text:p>"prop_Arbutus"</text:p>
          </table:table-cell>
          <table:table-cell office:value-type="float" office:value="-0.601302216788505" calcext:value-type="float">
            <text:p>-0.6013022167885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"prop_Pinus"</text:p>
          </table:table-cell>
          <table:table-cell office:value-type="string" calcext:value-type="string">
            <text:p>"prop_latif"</text:p>
          </table:table-cell>
          <table:table-cell office:value-type="float" office:value="-0.603638820571262" calcext:value-type="float">
            <text:p>-0.60363882057126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"total_mean_areabasal"</text:p>
          </table:table-cell>
          <table:table-cell office:value-type="string" calcext:value-type="string">
            <text:p>"prop_Quercus"</text:p>
          </table:table-cell>
          <table:table-cell office:value-type="float" office:value="-0.670493225984038" calcext:value-type="float">
            <text:p>-0.67049322598403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"prop_latif"</text:p>
          </table:table-cell>
          <table:table-cell table:style-name="ce1" office:value-type="string" calcext:value-type="string">
            <text:p>"prop_conif"</text:p>
          </table:table-cell>
          <table:table-cell table:style-name="ce1" office:value-type="float" office:value="-0.692449145777952" calcext:value-type="float">
            <text:p>-0.692449145777952</text:p>
          </table:table-cell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"prop_Quercus"</text:p>
          </table:table-cell>
          <table:table-cell table:style-name="ce1" office:value-type="string" calcext:value-type="string">
            <text:p>"prop_Pinus"</text:p>
          </table:table-cell>
          <table:table-cell table:style-name="ce1" office:value-type="float" office:value="-0.704550537143722" calcext:value-type="float">
            <text:p>-0.70455053714372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"prop_Quercus"</text:p>
          </table:table-cell>
          <table:table-cell table:style-name="ce1" office:value-type="string" calcext:value-type="string">
            <text:p>"prop_conif"</text:p>
          </table:table-cell>
          <table:table-cell table:style-name="ce1" office:value-type="float" office:value="-0.768200106454893" calcext:value-type="float">
            <text:p>-0.768200106454893</text:p>
          </table:table-cell>
        </table:table-row>
      </table:table>
      <table:named-expressions/>
      <table:database-ranges>
        <table:database-range table:name="__Anonymous_Sheet_DB__0" table:target-range-address="cor_veg_df3.A1:cor_veg_df3.D667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7T01:12:27.474379585</dc:date>
    <meta:editing-duration>PT40M6S</meta:editing-duration>
    <meta:editing-cycles>1</meta:editing-cycles>
    <meta:document-statistic meta:table-count="1" meta:cell-count="2668" meta:object-count="0"/>
    <meta:generator>LibreOffice/6.2.7.1$Linux_X86_64 LibreOffice_project/23edc44b61b830b7d749943e020e96f5a7df63bf</meta:generator>
  </office:meta>
</office:document-meta>
</file>